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C00000002992B92E90F5C82D2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2" svg:font-family="FreeSans" style:font-family-generic="swiss"/>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Univers" svg:font-family="Univer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346cm" table:align="left" style:writing-mode="lr-tb"/>
    </style:style>
    <style:style style:name="Table1.A" style:family="table-column">
      <style:table-column-properties style:column-width="4.138cm"/>
    </style:style>
    <style:style style:name="Table1.B" style:family="table-column">
      <style:table-column-properties style:column-width="4.763cm"/>
    </style:style>
    <style:style style:name="Table1.C" style:family="table-column">
      <style:table-column-properties style:column-width="5.248cm"/>
    </style:style>
    <style:style style:name="Table1.D" style:family="table-column">
      <style:table-column-properties style:column-width="4.198cm"/>
    </style:style>
    <style:style style:name="Table1.1" style:family="table-row">
      <style:table-row-properties fo:keep-together="auto"/>
    </style:style>
    <style:style style:name="Table1.A1" style:family="table-cell">
      <style:table-cell-properties style:vertical-align="top" fo:background-color="#cccccc" fo:padding-left="0.018cm" fo:padding-right="0.018cm" fo:padding-top="0cm" fo:padding-bottom="0cm" fo:border-left="0.05pt solid #000000" fo:border-right="none" fo:border-top="0.05pt solid #000000" fo:border-bottom="0.05pt solid #000000" style:writing-mode="lr-tb">
        <style:background-image/>
      </style:table-cell-properties>
    </style:style>
    <style:style style:name="Table1.D1" style:family="table-cell">
      <style:table-cell-properties style:vertical-align="top" fo:background-color="#cccccc" fo:padding-left="0.018cm" fo:padding-right="0.018cm" fo:padding-top="0cm" fo:padding-bottom="0cm" fo:border="0.05pt solid #000000" style:writing-mode="lr-tb">
        <style:background-image/>
      </style:table-cell-properties>
    </style:style>
    <style:style style:name="Table1.2" style:family="table-row">
      <style:table-row-properties style:min-row-height="1.27cm" fo:keep-together="auto"/>
    </style:style>
    <style:style style:name="Table1.A2"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1.B2"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1.C2"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1.D2"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e1.A3"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1.B3"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1.C3"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1.D3"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e1.A4"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1.B4"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1.C4"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1.D4"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e2" style:family="table">
      <style:table-properties style:width="18.473cm" table:align="left" style:writing-mode="lr-tb"/>
    </style:style>
    <style:style style:name="Table2.A" style:family="table-column">
      <style:table-column-properties style:column-width="2.406cm"/>
    </style:style>
    <style:style style:name="Table2.B" style:family="table-column">
      <style:table-column-properties style:column-width="2.404cm"/>
    </style:style>
    <style:style style:name="Table2.C" style:family="table-column">
      <style:table-column-properties style:column-width="3.445cm"/>
    </style:style>
    <style:style style:name="Table2.D" style:family="table-column">
      <style:table-column-properties style:column-width="3.277cm"/>
    </style:style>
    <style:style style:name="Table2.E" style:family="table-column">
      <style:table-column-properties style:column-width="6.941cm"/>
    </style:style>
    <style:style style:name="Table2.1" style:family="table-row">
      <style:table-row-properties style:min-row-height="0.512cm" fo:keep-together="auto"/>
    </style:style>
    <style:style style:name="Table2.A1" style:family="table-cell">
      <style:table-cell-properties style:vertical-align="top" fo:background-color="#cccccc" fo:padding-left="0.018cm" fo:padding-right="0.018cm" fo:padding-top="0cm" fo:padding-bottom="0cm" fo:border-left="0.05pt solid #000000" fo:border-right="none" fo:border-top="0.05pt solid #000000" fo:border-bottom="0.05pt solid #000000" style:writing-mode="lr-tb">
        <style:background-image/>
      </style:table-cell-properties>
    </style:style>
    <style:style style:name="Table2.E1" style:family="table-cell">
      <style:table-cell-properties style:vertical-align="top" fo:background-color="#cccccc" fo:padding-left="0.018cm" fo:padding-right="0.018cm" fo:padding-top="0cm" fo:padding-bottom="0cm" fo:border="0.05pt solid #000000" style:writing-mode="lr-tb">
        <style:background-image/>
      </style:table-cell-properties>
    </style:style>
    <style:style style:name="Table2.A2"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B2"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C2"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D2"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E2" style:family="table-cell">
      <style:table-cell-properties style:vertical-align="top" fo:padding-left="0.018cm" fo:padding-right="0.018cm" fo:padding-top="0cm" fo:padding-bottom="0cm" fo:border-left="0.05pt solid #000000" fo:border-right="0.05pt solid #000000" fo:border-top="none" fo:border-bottom="0.05pt solid #000000" style:writing-mode="lr-tb"/>
    </style:style>
    <style:style style:name="Table2.3" style:family="table-row">
      <style:table-row-properties style:min-row-height="0.485cm" fo:keep-together="auto"/>
    </style:style>
    <style:style style:name="Table2.A3"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B3"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C3"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D3"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E3" style:family="table-cell">
      <style:table-cell-properties style:vertical-align="top" fo:padding-left="0.018cm" fo:padding-right="0.018cm" fo:padding-top="0cm" fo:padding-bottom="0cm" fo:border-left="0.05pt solid #000000" fo:border-right="0.05pt solid #000000" fo:border-top="none" fo:border-bottom="0.05pt solid #000000" style:writing-mode="lr-tb"/>
    </style:style>
    <style:style style:name="Table2.A4"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B4"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C4"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D4"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E4" style:family="table-cell">
      <style:table-cell-properties style:vertical-align="top" fo:padding-left="0.018cm" fo:padding-right="0.018cm" fo:padding-top="0cm" fo:padding-bottom="0cm" fo:border-left="0.05pt solid #000000" fo:border-right="0.05pt solid #000000" fo:border-top="none" fo:border-bottom="0.05pt solid #000000" style:writing-mode="lr-tb"/>
    </style:style>
    <style:style style:name="Table2.A5"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B5"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C5"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D5"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E5" style:family="table-cell">
      <style:table-cell-properties style:vertical-align="top" fo:padding-left="0.018cm" fo:padding-right="0.018cm" fo:padding-top="0cm" fo:padding-bottom="0cm" fo:border-left="0.05pt solid #000000" fo:border-right="0.05pt solid #000000" fo:border-top="none" fo:border-bottom="0.05pt solid #000000" style:writing-mode="lr-tb"/>
    </style:style>
    <style:style style:name="Table2.A6"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B6"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C6"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D6" style:family="table-cell">
      <style:table-cell-properties style:vertical-align="top" fo:padding-left="0.018cm" fo:padding-right="0.018cm" fo:padding-top="0cm" fo:padding-bottom="0cm" fo:border-left="0.05pt solid #000000" fo:border-right="none" fo:border-top="none" fo:border-bottom="0.05pt solid #000000" style:writing-mode="lr-tb"/>
    </style:style>
    <style:style style:name="Table2.E6" style:family="table-cell">
      <style:table-cell-properties style:vertical-align="top" fo:padding-left="0.018cm" fo:padding-right="0.018cm" fo:padding-top="0cm" fo:padding-bottom="0cm" fo:border-left="0.05pt solid #000000" fo:border-right="0.05pt solid #000000" fo:border-top="none" fo:border-bottom="0.05pt solid #000000" style:writing-mode="lr-tb"/>
    </style:style>
    <style:style style:name="Usecase" style:family="table">
      <style:table-properties style:width="17cm" table:align="margins"/>
    </style:style>
    <style:style style:name="Usecase.A" style:family="table-column">
      <style:table-column-properties style:column-width="1.489cm" style:rel-column-width="5738*"/>
    </style:style>
    <style:style style:name="Usecase.B" style:family="table-column">
      <style:table-column-properties style:column-width="3.921cm" style:rel-column-width="15115*"/>
    </style:style>
    <style:style style:name="Usecase.C" style:family="table-column">
      <style:table-column-properties style:column-width="11.591cm" style:rel-column-width="44682*"/>
    </style:style>
    <style:style style:name="Usecase.A1" style:family="table-cell">
      <style:table-cell-properties style:vertical-align="middle" fo:padding="0.097cm" fo:border-left="0.05pt solid #000000" fo:border-right="none" fo:border-top="0.05pt solid #000000" fo:border-bottom="0.05pt solid #000000"/>
    </style:style>
    <style:style style:name="Usecase.C1" style:family="table-cell">
      <style:table-cell-properties fo:padding="0.097cm" fo:border="0.05pt solid #000000"/>
    </style:style>
    <style:style style:name="Usecase.B2" style:family="table-cell">
      <style:table-cell-properties style:vertical-align="middle" fo:padding="0.097cm" fo:border-left="0.05pt solid #000000" fo:border-right="none" fo:border-top="none" fo:border-bottom="0.05pt solid #000000"/>
    </style:style>
    <style:style style:name="Usecase.C2" style:family="table-cell">
      <style:table-cell-properties fo:padding="0.097cm" fo:border-left="0.05pt solid #000000" fo:border-right="0.05pt solid #000000" fo:border-top="none" fo:border-bottom="0.05pt solid #000000"/>
    </style:style>
    <style:style style:name="Usecase.C3" style:family="table-cell">
      <style:table-cell-properties fo:padding="0.097cm" fo:border-left="0.05pt solid #000000" fo:border-right="0.05pt solid #000000" fo:border-top="none" fo:border-bottom="0.05pt solid #000000"/>
    </style:style>
    <style:style style:name="Usecase.C4" style:family="table-cell">
      <style:table-cell-properties fo:padding="0.097cm" fo:border-left="0.05pt solid #000000" fo:border-right="0.05pt solid #000000" fo:border-top="none" fo:border-bottom="0.05pt solid #000000"/>
    </style:style>
    <style:style style:name="Usecase.C5" style:family="table-cell">
      <style:table-cell-properties fo:padding="0.097cm" fo:border-left="0.05pt solid #000000" fo:border-right="0.05pt solid #000000" fo:border-top="none" fo:border-bottom="0.05pt solid #000000"/>
    </style:style>
    <style:style style:name="Usecase.C6" style:family="table-cell">
      <style:table-cell-properties fo:padding="0.097cm" fo:border-left="0.05pt solid #000000" fo:border-right="0.05pt solid #000000" fo:border-top="none" fo:border-bottom="0.05pt solid #000000"/>
    </style:style>
    <style:style style:name="Usecase.C7" style:family="table-cell">
      <style:table-cell-properties fo:padding="0.097cm" fo:border-left="0.05pt solid #000000" fo:border-right="0.05pt solid #000000" fo:border-top="none" fo:border-bottom="0.05pt solid #000000"/>
    </style:style>
    <style:style style:name="Usecase.C8" style:family="table-cell">
      <style:table-cell-properties fo:padding="0.097cm" fo:border-left="0.05pt solid #000000" fo:border-right="0.05pt solid #000000" fo:border-top="none" fo:border-bottom="0.05pt solid #000000"/>
    </style:style>
    <style:style style:name="Usecase.9" style:family="table-row">
      <style:table-row-properties style:row-height="0.019cm"/>
    </style:style>
    <style:style style:name="Usecase.A9" style:family="table-cell">
      <style:table-cell-properties fo:padding="0.097cm" fo:border-left="0.05pt solid #000000" fo:border-right="none" fo:border-top="none" fo:border-bottom="0.05pt solid #000000"/>
    </style:style>
    <style:style style:name="Usecase.C9" style:family="table-cell">
      <style:table-cell-properties fo:padding="0.097cm" fo:border-left="0.05pt solid #000000" fo:border-right="0.05pt solid #000000" fo:border-top="none" fo:border-bottom="0.05pt solid #000000"/>
    </style:style>
    <style:style style:name="Usecase.C10" style:family="table-cell">
      <style:table-cell-properties fo:padding="0.097cm" fo:border-left="0.05pt solid #000000" fo:border-right="0.05pt solid #000000" fo:border-top="none" fo:border-bottom="0.05pt solid #000000"/>
    </style:style>
    <style:style style:name="Usecase.C11" style:family="table-cell">
      <style:table-cell-properties fo:padding="0.097cm" fo:border-left="0.05pt solid #000000" fo:border-right="0.05pt solid #000000" fo:border-top="none" fo:border-bottom="0.05pt solid #000000"/>
    </style:style>
    <style:style style:name="Usecase.C12" style:family="table-cell">
      <style:table-cell-properties fo:padding="0.097cm" fo:border-left="0.05pt solid #000000" fo:border-right="0.05pt solid #000000" fo:border-top="none" fo:border-bottom="0.05pt solid #000000"/>
    </style:style>
    <style:style style:name="Usecase.C13" style:family="table-cell">
      <style:table-cell-properties fo:padding="0.097cm" fo:border-left="0.05pt solid #000000" fo:border-right="0.05pt solid #000000" fo:border-top="none" fo:border-bottom="0.05pt solid #000000"/>
    </style:style>
    <style:style style:name="Usecase.C14" style:family="table-cell">
      <style:table-cell-properties fo:padding="0.097cm" fo:border-left="0.05pt solid #000000" fo:border-right="0.05pt solid #000000" fo:border-top="none" fo:border-bottom="0.05pt solid #000000"/>
    </style:style>
    <style:style style:name="Usecase.C15" style:family="table-cell">
      <style:table-cell-properties fo:padding="0.097cm" fo:border-left="0.05pt solid #000000" fo:border-right="0.05pt solid #000000" fo:border-top="none" fo:border-bottom="0.05pt solid #000000"/>
    </style:style>
    <style:style style:name="Usecase.C16" style:family="table-cell">
      <style:table-cell-properties fo:padding="0.097cm" fo:border-left="0.05pt solid #000000" fo:border-right="0.05pt solid #000000" fo:border-top="none" fo:border-bottom="0.05pt solid #000000"/>
    </style:style>
    <style:style style:name="Usecase.C17" style:family="table-cell">
      <style:table-cell-properties fo:padding="0.097cm" fo:border-left="0.05pt solid #000000" fo:border-right="0.05pt solid #000000" fo:border-top="none" fo:border-bottom="0.05pt solid #000000"/>
    </style:style>
    <style:style style:name="Usecase.A18" style:family="table-cell">
      <style:table-cell-properties fo:padding="0.097cm" fo:border-left="0.05pt solid #000000" fo:border-right="none" fo:border-top="none" fo:border-bottom="0.05pt solid #000000"/>
    </style:style>
    <style:style style:name="Usecase.C18" style:family="table-cell">
      <style:table-cell-properties fo:padding="0.097cm" fo:border-left="0.05pt solid #000000" fo:border-right="0.05pt solid #000000" fo:border-top="none" fo:border-bottom="0.05pt solid #000000"/>
    </style:style>
    <style:style style:name="Usecase.C19" style:family="table-cell">
      <style:table-cell-properties fo:padding="0.097cm" fo:border-left="0.05pt solid #000000" fo:border-right="0.05pt solid #000000" fo:border-top="none" fo:border-bottom="0.05pt solid #000000"/>
    </style:style>
    <style:style style:name="Usecase.C20" style:family="table-cell">
      <style:table-cell-properties fo:padding="0.097cm" fo:border-left="0.05pt solid #000000" fo:border-right="0.05pt solid #000000" fo:border-top="none" fo:border-bottom="0.05pt solid #000000"/>
    </style:style>
    <style:style style:name="Usecase.C21" style:family="table-cell">
      <style:table-cell-properties fo:padding="0.097cm" fo:border-left="0.05pt solid #000000" fo:border-right="0.05pt solid #000000" fo:border-top="none" fo:border-bottom="0.05pt solid #000000"/>
    </style:style>
    <style:style style:name="Usecase.C22" style:family="table-cell">
      <style:table-cell-properties fo:padding="0.097cm" fo:border-left="0.05pt solid #000000" fo:border-right="0.05pt solid #000000" fo:border-top="none" fo:border-bottom="0.05pt solid #000000"/>
    </style:style>
    <style:style style:name="Usecase.C23" style:family="table-cell">
      <style:table-cell-properties fo:padding="0.097cm" fo:border-left="0.05pt solid #000000" fo:border-right="0.05pt solid #000000" fo:border-top="none" fo:border-bottom="0.05pt solid #000000"/>
    </style:style>
    <style:style style:name="Usecase.C24" style:family="table-cell">
      <style:table-cell-properties fo:padding="0.097cm" fo:border-left="0.05pt solid #000000" fo:border-right="0.05pt solid #000000" fo:border-top="none" fo:border-bottom="0.05pt solid #000000"/>
    </style:style>
    <style:style style:name="Usecase.C25" style:family="table-cell">
      <style:table-cell-properties fo:padding="0.097cm" fo:border-left="0.05pt solid #000000" fo:border-right="0.05pt solid #000000" fo:border-top="none" fo:border-bottom="0.05pt solid #000000"/>
    </style:style>
    <style:style style:name="Usecase.C26" style:family="table-cell">
      <style:table-cell-properties fo:padding="0.097cm" fo:border-left="0.05pt solid #000000" fo:border-right="0.05pt solid #000000" fo:border-top="none" fo:border-bottom="0.05pt solid #000000"/>
    </style:style>
    <style:style style:name="Usecase.A27" style:family="table-cell">
      <style:table-cell-properties fo:padding="0.097cm" fo:border-left="0.05pt solid #000000" fo:border-right="none" fo:border-top="none" fo:border-bottom="0.05pt solid #000000"/>
    </style:style>
    <style:style style:name="Usecase.C27" style:family="table-cell">
      <style:table-cell-properties fo:padding="0.097cm" fo:border-left="0.05pt solid #000000" fo:border-right="0.05pt solid #000000" fo:border-top="none" fo:border-bottom="0.05pt solid #000000"/>
    </style:style>
    <style:style style:name="Usecase.C28" style:family="table-cell">
      <style:table-cell-properties fo:padding="0.097cm" fo:border-left="0.05pt solid #000000" fo:border-right="0.05pt solid #000000" fo:border-top="none" fo:border-bottom="0.05pt solid #000000"/>
    </style:style>
    <style:style style:name="Usecase.29" style:family="table-row">
      <style:table-row-properties style:min-row-height="0.785cm"/>
    </style:style>
    <style:style style:name="Usecase.C29" style:family="table-cell">
      <style:table-cell-properties fo:padding="0.097cm" fo:border-left="0.05pt solid #000000" fo:border-right="0.05pt solid #000000" fo:border-top="none" fo:border-bottom="0.05pt solid #000000"/>
    </style:style>
    <style:style style:name="Usecase.C30" style:family="table-cell">
      <style:table-cell-properties fo:padding="0.097cm" fo:border-left="0.05pt solid #000000" fo:border-right="0.05pt solid #000000" fo:border-top="none" fo:border-bottom="0.05pt solid #000000"/>
    </style:style>
    <style:style style:name="Usecase.C31" style:family="table-cell">
      <style:table-cell-properties fo:padding="0.097cm" fo:border-left="0.05pt solid #000000" fo:border-right="0.05pt solid #000000" fo:border-top="none" fo:border-bottom="0.05pt solid #000000"/>
    </style:style>
    <style:style style:name="Usecase.C32" style:family="table-cell">
      <style:table-cell-properties fo:padding="0.097cm" fo:border-left="0.05pt solid #000000" fo:border-right="0.05pt solid #000000" fo:border-top="none" fo:border-bottom="0.05pt solid #000000"/>
    </style:style>
    <style:style style:name="Usecase.C33" style:family="table-cell">
      <style:table-cell-properties fo:padding="0.097cm" fo:border-left="0.05pt solid #000000" fo:border-right="0.05pt solid #000000" fo:border-top="none" fo:border-bottom="0.05pt solid #000000"/>
    </style:style>
    <style:style style:name="Usecase.C34" style:family="table-cell">
      <style:table-cell-properties fo:padding="0.097cm" fo:border-left="0.05pt solid #000000" fo:border-right="0.05pt solid #000000" fo:border-top="none" fo:border-bottom="0.05pt solid #000000"/>
    </style:style>
    <style:style style:name="Usecase.C35" style:family="table-cell">
      <style:table-cell-properties fo:padding="0.097cm" fo:border-left="0.05pt solid #000000" fo:border-right="0.05pt solid #000000" fo:border-top="none" fo:border-bottom="0.05pt solid #000000"/>
    </style:style>
    <style:style style:name="Usecase.A36" style:family="table-cell">
      <style:table-cell-properties fo:padding="0.097cm" fo:border-left="0.05pt solid #000000" fo:border-right="none" fo:border-top="none" fo:border-bottom="0.05pt solid #000000"/>
    </style:style>
    <style:style style:name="Usecase.C36" style:family="table-cell">
      <style:table-cell-properties fo:padding="0.097cm" fo:border-left="0.05pt solid #000000" fo:border-right="0.05pt solid #000000" fo:border-top="none" fo:border-bottom="0.05pt solid #000000"/>
    </style:style>
    <style:style style:name="Usecase.C37" style:family="table-cell">
      <style:table-cell-properties fo:padding="0.097cm" fo:border-left="0.05pt solid #000000" fo:border-right="0.05pt solid #000000" fo:border-top="none" fo:border-bottom="0.05pt solid #000000"/>
    </style:style>
    <style:style style:name="Usecase.C38" style:family="table-cell">
      <style:table-cell-properties fo:padding="0.097cm" fo:border-left="0.05pt solid #000000" fo:border-right="0.05pt solid #000000" fo:border-top="none" fo:border-bottom="0.05pt solid #000000"/>
    </style:style>
    <style:style style:name="Usecase.C39" style:family="table-cell">
      <style:table-cell-properties fo:padding="0.097cm" fo:border-left="0.05pt solid #000000" fo:border-right="0.05pt solid #000000" fo:border-top="none" fo:border-bottom="0.05pt solid #000000"/>
    </style:style>
    <style:style style:name="Usecase.C40" style:family="table-cell">
      <style:table-cell-properties fo:padding="0.097cm" fo:border-left="0.05pt solid #000000" fo:border-right="0.05pt solid #000000" fo:border-top="none" fo:border-bottom="0.05pt solid #000000"/>
    </style:style>
    <style:style style:name="Usecase.C41" style:family="table-cell">
      <style:table-cell-properties fo:padding="0.097cm" fo:border-left="0.05pt solid #000000" fo:border-right="0.05pt solid #000000" fo:border-top="none" fo:border-bottom="0.05pt solid #000000"/>
    </style:style>
    <style:style style:name="Usecase.C42" style:family="table-cell">
      <style:table-cell-properties fo:padding="0.097cm" fo:border-left="0.05pt solid #000000" fo:border-right="0.05pt solid #000000" fo:border-top="none" fo:border-bottom="0.05pt solid #000000"/>
    </style:style>
    <style:style style:name="Usecase.C43" style:family="table-cell">
      <style:table-cell-properties fo:padding="0.097cm" fo:border-left="0.05pt solid #000000" fo:border-right="0.05pt solid #000000" fo:border-top="none" fo:border-bottom="0.05pt solid #000000"/>
    </style:style>
    <style:style style:name="Usecase.C44" style:family="table-cell">
      <style:table-cell-properties fo:padding="0.097cm" fo:border-left="0.05pt solid #000000" fo:border-right="0.05pt solid #000000" fo:border-top="none" fo:border-bottom="0.05pt solid #000000"/>
    </style:style>
    <style:style style:name="Usecase.A45" style:family="table-cell">
      <style:table-cell-properties fo:padding="0.097cm" fo:border-left="0.05pt solid #000000" fo:border-right="none" fo:border-top="none" fo:border-bottom="0.05pt solid #000000"/>
    </style:style>
    <style:style style:name="Usecase.C45" style:family="table-cell">
      <style:table-cell-properties fo:padding="0.097cm" fo:border-left="0.05pt solid #000000" fo:border-right="0.05pt solid #000000" fo:border-top="none" fo:border-bottom="0.05pt solid #000000"/>
    </style:style>
    <style:style style:name="Usecase.A46" style:family="table-cell">
      <style:table-cell-properties fo:padding="0.097cm" fo:border-left="0.05pt solid #000000" fo:border-right="none" fo:border-top="none" fo:border-bottom="0.05pt solid #000000"/>
    </style:style>
    <style:style style:name="Usecase.C46" style:family="table-cell">
      <style:table-cell-properties fo:padding="0.097cm" fo:border-left="0.05pt solid #000000" fo:border-right="0.05pt solid #000000" fo:border-top="none" fo:border-bottom="0.05pt solid #000000"/>
    </style:style>
    <style:style style:name="Usecase.C47" style:family="table-cell">
      <style:table-cell-properties fo:padding="0.097cm" fo:border-left="0.05pt solid #000000" fo:border-right="0.05pt solid #000000" fo:border-top="none" fo:border-bottom="0.05pt solid #000000"/>
    </style:style>
    <style:style style:name="Usecase.C48" style:family="table-cell">
      <style:table-cell-properties fo:padding="0.097cm" fo:border-left="0.05pt solid #000000" fo:border-right="0.05pt solid #000000" fo:border-top="none" fo:border-bottom="0.05pt solid #000000"/>
    </style:style>
    <style:style style:name="Usecase.C49" style:family="table-cell">
      <style:table-cell-properties fo:padding="0.097cm" fo:border-left="0.05pt solid #000000" fo:border-right="0.05pt solid #000000" fo:border-top="none" fo:border-bottom="0.05pt solid #000000"/>
    </style:style>
    <style:style style:name="Usecase.C50" style:family="table-cell">
      <style:table-cell-properties fo:padding="0.097cm" fo:border-left="0.05pt solid #000000" fo:border-right="0.05pt solid #000000" fo:border-top="none" fo:border-bottom="0.05pt solid #000000"/>
    </style:style>
    <style:style style:name="Usecase.C51" style:family="table-cell">
      <style:table-cell-properties fo:padding="0.097cm" fo:border-left="0.05pt solid #000000" fo:border-right="0.05pt solid #000000" fo:border-top="none" fo:border-bottom="0.05pt solid #000000"/>
    </style:style>
    <style:style style:name="Usecase.C52" style:family="table-cell">
      <style:table-cell-properties fo:padding="0.097cm" fo:border-left="0.05pt solid #000000" fo:border-right="0.05pt solid #000000" fo:border-top="none" fo:border-bottom="0.05pt solid #000000"/>
    </style:style>
    <style:style style:name="Usecase.C53" style:family="table-cell">
      <style:table-cell-properties fo:padding="0.097cm" fo:border-left="0.05pt solid #000000" fo:border-right="0.05pt solid #000000" fo:border-top="none" fo:border-bottom="0.05pt solid #000000"/>
    </style:style>
    <style:style style:name="Usecase.C54" style:family="table-cell">
      <style:table-cell-properties fo:padding="0.097cm" fo:border-left="0.05pt solid #000000" fo:border-right="0.05pt solid #000000" fo:border-top="none" fo:border-bottom="0.05pt solid #000000"/>
    </style:style>
    <style:style style:name="Usecase.C55" style:family="table-cell">
      <style:table-cell-properties fo:padding="0.097cm" fo:border-left="0.05pt solid #000000" fo:border-right="0.05pt solid #000000" fo:border-top="none" fo:border-bottom="0.05pt solid #000000"/>
    </style:style>
    <style:style style:name="Usecase.C56" style:family="table-cell">
      <style:table-cell-properties fo:padding="0.097cm" fo:border-left="0.05pt solid #000000" fo:border-right="0.05pt solid #000000" fo:border-top="none" fo:border-bottom="0.05pt solid #000000"/>
    </style:style>
    <style:style style:name="Usecase.C57" style:family="table-cell">
      <style:table-cell-properties fo:padding="0.097cm" fo:border-left="0.05pt solid #000000" fo:border-right="0.05pt solid #000000" fo:border-top="none" fo:border-bottom="0.05pt solid #000000"/>
    </style:style>
    <style:style style:name="Usecase.C58" style:family="table-cell">
      <style:table-cell-properties fo:padding="0.097cm" fo:border-left="0.05pt solid #000000" fo:border-right="0.05pt solid #000000" fo:border-top="none" fo:border-bottom="0.05pt solid #000000"/>
    </style:style>
    <style:style style:name="Usecase.C59" style:family="table-cell">
      <style:table-cell-properties fo:padding="0.097cm" fo:border-left="0.05pt solid #000000" fo:border-right="0.05pt solid #000000" fo:border-top="none" fo:border-bottom="0.05pt solid #000000"/>
    </style:style>
    <style:style style:name="Usecase.C60" style:family="table-cell">
      <style:table-cell-properties fo:padding="0.097cm" fo:border-left="0.05pt solid #000000" fo:border-right="0.05pt solid #000000" fo:border-top="none" fo:border-bottom="0.05pt solid #000000"/>
    </style:style>
    <style:style style:name="Usecase.C61" style:family="table-cell">
      <style:table-cell-properties fo:padding="0.097cm" fo:border-left="0.05pt solid #000000" fo:border-right="0.05pt solid #000000" fo:border-top="none" fo:border-bottom="0.05pt solid #000000"/>
    </style:style>
    <style:style style:name="Usecase.C62" style:family="table-cell">
      <style:table-cell-properties fo:padding="0.097cm" fo:border-left="0.05pt solid #000000" fo:border-right="0.05pt solid #000000" fo:border-top="none" fo:border-bottom="0.05pt solid #000000"/>
    </style:style>
    <style:style style:name="Usecase.C63" style:family="table-cell">
      <style:table-cell-properties fo:padding="0.097cm" fo:border-left="0.05pt solid #000000" fo:border-right="0.05pt solid #000000" fo:border-top="none" fo:border-bottom="0.05pt solid #000000"/>
    </style:style>
    <style:style style:name="Usecase.C64" style:family="table-cell">
      <style:table-cell-properties fo:padding="0.097cm" fo:border-left="0.05pt solid #000000" fo:border-right="0.05pt solid #000000" fo:border-top="none" fo:border-bottom="0.05pt solid #000000"/>
    </style:style>
    <style:style style:name="Table3" style:family="table">
      <style:table-properties style:width="18.062cm" fo:margin-left="-0.75cm" fo:margin-top="0cm" fo:margin-bottom="0cm" table:align="left" style:writing-mode="lr-tb"/>
    </style:style>
    <style:style style:name="Table3.A" style:family="table-column">
      <style:table-column-properties style:column-width="6.567cm"/>
    </style:style>
    <style:style style:name="Table3.B" style:family="table-column">
      <style:table-column-properties style:column-width="11.495cm"/>
    </style:style>
    <style:style style:name="Table3.1" style:family="table-row">
      <style:table-row-properties style:min-row-height="0.487cm" fo:keep-together="auto"/>
    </style:style>
    <style:style style:name="Table3.A1" style:family="table-cell">
      <style:table-cell-properties fo:background-color="#d9d9d9" fo:padding-left="0.032cm" fo:padding-right="0.132cm" fo:padding-top="0.132cm" fo:padding-bottom="0.132cm" fo:border="0.75pt solid #000001">
        <style:background-image/>
      </style:table-cell-properties>
    </style:style>
    <style:style style:name="Table3.2" style:family="table-row">
      <style:table-row-properties style:min-row-height="0.358cm" fo:keep-together="auto"/>
    </style:style>
    <style:style style:name="Table3.A2" style:family="table-cell">
      <style:table-cell-properties fo:background-color="#ffffff" fo:padding-left="0.032cm" fo:padding-right="0.132cm" fo:padding-top="0.132cm" fo:padding-bottom="0.132cm" fo:border-left="0.75pt solid #000001" fo:border-right="0.75pt solid #000001" fo:border-top="none" fo:border-bottom="0.75pt solid #000001">
        <style:background-image/>
      </style:table-cell-properties>
    </style:style>
    <style:style style:name="Table3.4" style:family="table-row">
      <style:table-row-properties style:min-row-height="0.023cm" fo:keep-together="auto"/>
    </style:style>
    <style:style style:name="Table3.A4" style:family="table-cell">
      <style:table-cell-properties fo:background-color="#ffffff" fo:padding-left="0.032cm" fo:padding-right="0.132cm" fo:padding-top="0.132cm" fo:padding-bottom="0.132cm" fo:border="0.75pt solid #000001">
        <style:background-image/>
      </style:table-cell-properties>
    </style:style>
    <style:style style:name="Table3.B4" style:family="table-cell">
      <style:table-cell-properties style:vertical-align="bottom" fo:background-color="#ffffff" fo:padding-left="0.032cm" fo:padding-right="0.132cm" fo:padding-top="0.132cm" fo:padding-bottom="0.132cm" fo:border="0.75pt solid #000001">
        <style:background-image/>
      </style:table-cell-properties>
    </style:style>
    <style:style style:name="Table3.5" style:family="table-row">
      <style:table-row-properties style:min-row-height="0.826cm" fo:keep-together="auto"/>
    </style:style>
    <style:style style:name="P1" style:family="paragraph" style:parent-style-name="Header">
      <style:paragraph-properties fo:margin-left="0cm" fo:margin-right="-0.587cm" fo:text-align="end" style:justify-single-word="false" fo:text-indent="0cm" style:auto-text-indent="false" fo:padding-left="0cm" fo:padding-right="0cm" fo:padding-top="0cm" fo:padding-bottom="0.035cm" fo:border-left="none" fo:border-right="none" fo:border-top="none" fo:border-bottom="0.51pt solid #00000a"/>
      <style:text-properties style:font-name="Times new roman" fo:font-size="12pt" fo:font-style="normal" style:text-underline-style="none" fo:font-weight="normal" officeooo:paragraph-rsid="002a3c69" style:font-name-asian="Cambria" style:font-size-asian="12pt" style:font-style-asian="normal" style:font-weight-asian="normal" style:font-name-complex="Calibri2" style:font-size-complex="12pt" style:font-style-complex="normal" style:font-weight-complex="normal"/>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51pt solid #00000a"/>
      <style:text-properties style:font-name="Times new roman" fo:font-weight="normal" officeooo:paragraph-rsid="002a3c69" style:font-weight-asian="normal" style:font-weight-complex="normal"/>
    </style:style>
    <style:style style:name="P3"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name-asian="Arial" style:font-size-asian="12pt" style:font-style-asian="normal" style:font-weight-asian="normal" style:font-name-complex="Calibri Light" style:font-size-complex="12pt" style:font-weight-complex="normal" style:text-emphasize="none"/>
    </style:style>
    <style:style style:name="P4"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9d806f" style:font-name-asian="Arial" style:font-size-asian="12pt" style:font-style-asian="normal" style:font-weight-asian="normal" style:font-name-complex="Calibri Light" style:font-size-complex="12pt" style:font-weight-complex="normal" style:text-emphasize="none"/>
    </style:style>
    <style:style style:name="P5"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c4643" officeooo:paragraph-rsid="005c4643" style:font-name-asian="Arial" style:font-size-asian="12pt" style:font-style-asian="normal" style:font-weight-asian="normal" style:font-name-complex="Calibri Light" style:font-size-complex="12pt" style:font-weight-complex="normal" style:text-emphasize="none"/>
    </style:style>
    <style:style style:name="P6"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04e8a" officeooo:paragraph-rsid="00604e8a" style:font-name-asian="Arial" style:font-size-asian="12pt" style:font-style-asian="normal" style:font-weight-asian="normal" style:font-name-complex="Calibri Light" style:font-size-complex="12pt" style:font-weight-complex="normal" style:text-emphasize="none"/>
    </style:style>
    <style:style style:name="P7"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1a8b0" officeooo:paragraph-rsid="0061a8b0" style:font-name-asian="Arial" style:font-size-asian="12pt" style:font-style-asian="normal" style:font-weight-asian="normal" style:font-name-complex="Calibri Light" style:font-size-complex="12pt" style:font-weight-complex="normal" style:text-emphasize="none"/>
    </style:style>
    <style:style style:name="P8"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1a8b0" officeooo:paragraph-rsid="0094c3eb" style:font-name-asian="Arial" style:font-size-asian="12pt" style:font-style-asian="normal" style:font-weight-asian="normal" style:font-name-complex="Calibri Light" style:font-size-complex="12pt" style:font-weight-complex="normal" style:text-emphasize="none"/>
    </style:style>
    <style:style style:name="P9"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75b2f" officeooo:paragraph-rsid="007d9a27" style:font-name-asian="Arial" style:font-size-asian="12pt" style:font-style-asian="normal" style:font-weight-asian="normal" style:font-name-complex="Calibri Light" style:font-size-complex="12pt" style:font-weight-complex="normal" style:text-emphasize="none"/>
    </style:style>
    <style:style style:name="P10"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9b1f2" officeooo:paragraph-rsid="0079b1f2" style:font-name-asian="Arial" style:font-size-asian="12pt" style:font-style-asian="normal" style:font-weight-asian="normal" style:font-name-complex="Calibri Light" style:font-size-complex="12pt" style:font-weight-complex="normal" style:text-emphasize="none"/>
    </style:style>
    <style:style style:name="P11"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fd7a3" officeooo:paragraph-rsid="00900ad1" style:font-name-asian="Arial" style:font-size-asian="12pt" style:font-style-asian="normal" style:font-weight-asian="normal" style:font-name-complex="Calibri Light" style:font-size-complex="12pt" style:font-weight-complex="normal" style:text-emphasize="none"/>
    </style:style>
    <style:style style:name="P12"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f7338" officeooo:paragraph-rsid="008f7338" style:font-name-asian="Arial" style:font-size-asian="12pt" style:font-style-asian="normal" style:font-weight-asian="normal" style:font-name-complex="Calibri Light" style:font-size-complex="12pt" style:font-weight-complex="normal" style:text-emphasize="none"/>
    </style:style>
    <style:style style:name="P13"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2f9bb" style:font-name-asian="Arial" style:font-size-asian="12pt" style:font-style-asian="normal" style:font-weight-asian="normal" style:font-name-complex="Calibri Light" style:font-size-complex="12pt" style:font-weight-complex="normal" style:text-emphasize="none"/>
    </style:style>
    <style:style style:name="P14"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58a92" officeooo:paragraph-rsid="00a73334" style:font-name-asian="Arial" style:font-size-asian="12pt" style:font-style-asian="normal" style:font-weight-asian="normal" style:font-name-complex="Calibri Light" style:font-size-complex="12pt" style:font-weight-complex="normal" style:text-emphasize="none"/>
    </style:style>
    <style:style style:name="P15"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b260" officeooo:paragraph-rsid="00bbe082" style:font-name-asian="Arial" style:font-size-asian="12pt" style:font-style-asian="normal" style:font-weight-asian="normal" style:font-name-complex="Calibri Light" style:font-size-complex="12pt" style:font-weight-complex="normal" style:text-emphasize="none"/>
    </style:style>
    <style:style style:name="P16"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b260" officeooo:paragraph-rsid="00c33c9b" style:font-name-asian="Arial" style:font-size-asian="12pt" style:font-style-asian="normal" style:font-weight-asian="normal" style:font-name-complex="Calibri Light" style:font-size-complex="12pt" style:font-weight-complex="normal" style:text-emphasize="none"/>
    </style:style>
    <style:style style:name="P17"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b260" officeooo:paragraph-rsid="00c59484" style:font-name-asian="Arial" style:font-size-asian="12pt" style:font-style-asian="normal" style:font-weight-asian="normal" style:font-name-complex="Calibri Light" style:font-size-complex="12pt" style:font-weight-complex="normal" style:text-emphasize="none"/>
    </style:style>
    <style:style style:name="P18"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b260" officeooo:paragraph-rsid="00c62c0f" style:font-name-asian="Arial" style:font-size-asian="12pt" style:font-style-asian="normal" style:font-weight-asian="normal" style:font-name-complex="Calibri Light" style:font-size-complex="12pt" style:font-weight-complex="normal" style:text-emphasize="none"/>
    </style:style>
    <style:style style:name="P19"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b260" officeooo:paragraph-rsid="00c7d3f3" style:font-name-asian="Arial" style:font-size-asian="12pt" style:font-style-asian="normal" style:font-weight-asian="normal" style:font-name-complex="Calibri Light" style:font-size-complex="12pt" style:font-weight-complex="normal" style:text-emphasize="none"/>
    </style:style>
    <style:style style:name="P20"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b260" officeooo:paragraph-rsid="00c9ca54" style:font-name-asian="Arial" style:font-size-asian="12pt" style:font-style-asian="normal" style:font-weight-asian="normal" style:font-name-complex="Calibri Light" style:font-size-complex="12pt" style:font-weight-complex="normal" style:text-emphasize="none"/>
    </style:style>
    <style:style style:name="P21"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b260" officeooo:paragraph-rsid="00cae3f8" style:font-name-asian="Arial" style:font-size-asian="12pt" style:font-style-asian="normal" style:font-weight-asian="normal" style:font-name-complex="Calibri Light" style:font-size-complex="12pt" style:font-weight-complex="normal" style:text-emphasize="none"/>
    </style:style>
    <style:style style:name="P22"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b260" officeooo:paragraph-rsid="00cbcaad" style:font-name-asian="Arial" style:font-size-asian="12pt" style:font-style-asian="normal" style:font-weight-asian="normal" style:font-name-complex="Calibri Light" style:font-size-complex="12pt" style:font-weight-complex="normal" style:text-emphasize="none"/>
    </style:style>
    <style:style style:name="P23"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b260" officeooo:paragraph-rsid="00cc7d4e" style:font-name-asian="Arial" style:font-size-asian="12pt" style:font-style-asian="normal" style:font-weight-asian="normal" style:font-name-complex="Calibri Light" style:font-size-complex="12pt" style:font-weight-complex="normal" style:text-emphasize="none"/>
    </style:style>
    <style:style style:name="P24"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5f6de" officeooo:paragraph-rsid="00b5f6de" style:font-name-asian="Arial" style:font-size-asian="12pt" style:font-style-asian="normal" style:font-weight-asian="normal" style:font-name-complex="Calibri Light" style:font-size-complex="12pt" style:font-weight-complex="normal" style:text-emphasize="none"/>
    </style:style>
    <style:style style:name="P25" style:family="paragraph" style:parent-style-name="Standard">
      <style:paragraph-properties fo:line-height="150%" fo:text-align="start" style:justify-single-word="false" style:snap-to-layout-grid="false"/>
      <style:text-properties fo:color="#000000" style:text-outline="false" style:text-line-through-style="none" style:text-line-through-type="none" style:font-name="Times new roman" fo:font-size="12pt" fo:font-style="normal" fo:text-shadow="none" style:text-underline-style="none" fo:font-weight="bold" officeooo:paragraph-rsid="000aba6b" style:font-name-asian="Arial" style:font-size-asian="12pt" style:font-style-asian="normal" style:font-weight-asian="bold" style:font-name-complex="Calibri Light" style:font-size-complex="12pt" style:font-weight-complex="bold" style:text-emphasize="none"/>
    </style:style>
    <style:style style:name="P26" style:family="paragraph" style:parent-style-name="Standard">
      <style:paragraph-properties fo:line-height="150%" fo:text-align="start" style:justify-single-word="false"/>
      <style:text-properties fo:color="#000000" style:font-name="Times new roman" fo:font-size="12pt" fo:font-weight="normal" style:font-name-asian="Arial" style:font-size-asian="12pt" style:font-weight-asian="normal" style:font-name-complex="Calibri Light" style:font-size-complex="12pt" style:font-weight-complex="normal"/>
    </style:style>
    <style:style style:name="P27" style:family="paragraph" style:parent-style-name="Standard">
      <style:paragraph-properties fo:line-height="150%" fo:text-align="start" style:justify-single-word="false"/>
      <style:text-properties fo:color="#000000" style:font-name="Times new roman" fo:font-size="12pt" fo:font-weight="normal" officeooo:paragraph-rsid="0061a8b0" style:font-name-asian="Arial" style:font-size-asian="12pt" style:font-weight-asian="normal" style:font-name-complex="Calibri Light" style:font-size-complex="12pt" style:font-weight-complex="normal"/>
    </style:style>
    <style:style style:name="P28" style:family="paragraph" style:parent-style-name="Standard">
      <style:paragraph-properties fo:line-height="150%" fo:text-align="start" style:justify-single-word="false"/>
      <style:text-properties fo:color="#000000" style:font-name="Times new roman" fo:font-size="12pt" fo:font-weight="normal" officeooo:rsid="005c4643" officeooo:paragraph-rsid="005c4643" style:font-name-asian="Arial" style:font-size-asian="12pt" style:font-weight-asian="normal" style:font-name-complex="Calibri Light" style:font-size-complex="12pt" style:font-weight-complex="normal"/>
    </style:style>
    <style:style style:name="P29" style:family="paragraph" style:parent-style-name="Standard">
      <style:paragraph-properties fo:line-height="150%" fo:text-align="start" style:justify-single-word="false"/>
      <style:text-properties fo:color="#000000" style:font-name="Times new roman" fo:font-size="12pt" fo:font-weight="normal" officeooo:rsid="0061a8b0" officeooo:paragraph-rsid="0061a8b0" style:font-name-asian="Arial" style:font-size-asian="12pt" style:font-weight-asian="normal" style:font-name-complex="Calibri Light" style:font-size-complex="12pt" style:font-weight-complex="normal"/>
    </style:style>
    <style:style style:name="P30" style:family="paragraph" style:parent-style-name="Standard">
      <style:paragraph-properties fo:line-height="150%" fo:text-align="start" style:justify-single-word="false"/>
      <style:text-properties fo:color="#000000" style:font-name="Times new roman" fo:font-size="12pt" fo:font-weight="normal" officeooo:rsid="0062f9bb" officeooo:paragraph-rsid="0062f9bb" style:font-name-asian="Arial" style:font-size-asian="12pt" style:font-weight-asian="normal" style:font-name-complex="Calibri Light" style:font-size-complex="12pt" style:font-weight-complex="normal"/>
    </style:style>
    <style:style style:name="P31" style:family="paragraph" style:parent-style-name="Standard">
      <style:paragraph-properties fo:line-height="150%" fo:text-align="start" style:justify-single-word="false"/>
      <style:text-properties fo:color="#000000" style:font-name="Times new roman" fo:font-size="12pt" fo:font-weight="normal" officeooo:rsid="00693c49" officeooo:paragraph-rsid="00693c49" style:font-name-asian="Arial" style:font-size-asian="12pt" style:font-weight-asian="normal" style:font-name-complex="Calibri Light" style:font-size-complex="12pt" style:font-weight-complex="normal"/>
    </style:style>
    <style:style style:name="P32" style:family="paragraph" style:parent-style-name="Standard">
      <style:paragraph-properties fo:line-height="150%" fo:text-align="start" style:justify-single-word="false"/>
      <style:text-properties fo:color="#000000" style:font-name="Times new roman" fo:font-size="12pt" fo:font-weight="normal" officeooo:rsid="006be163" officeooo:paragraph-rsid="006be163" style:font-name-asian="Arial" style:font-size-asian="12pt" style:font-weight-asian="normal" style:font-name-complex="Calibri Light" style:font-size-complex="12pt" style:font-weight-complex="normal"/>
    </style:style>
    <style:style style:name="P33" style:family="paragraph" style:parent-style-name="Standard">
      <style:paragraph-properties fo:line-height="150%" fo:text-align="start" style:justify-single-word="false"/>
      <style:text-properties fo:color="#000000" style:font-name="Times new roman" fo:font-size="12pt" fo:font-weight="normal" officeooo:rsid="006be163" officeooo:paragraph-rsid="007b2360" style:font-name-asian="Arial" style:font-size-asian="12pt" style:font-weight-asian="normal" style:font-name-complex="Calibri Light" style:font-size-complex="12pt" style:font-weight-complex="normal"/>
    </style:style>
    <style:style style:name="P34" style:family="paragraph" style:parent-style-name="Standard">
      <style:paragraph-properties fo:line-height="150%" fo:text-align="start" style:justify-single-word="false"/>
      <style:text-properties fo:color="#000000" style:font-name="Times new roman" fo:font-size="12pt" fo:font-weight="normal" officeooo:rsid="00733570" officeooo:paragraph-rsid="00733570" style:font-name-asian="Arial" style:font-size-asian="12pt" style:font-weight-asian="normal" style:font-name-complex="Calibri Light" style:font-size-complex="12pt" style:font-weight-complex="normal"/>
    </style:style>
    <style:style style:name="P35" style:family="paragraph" style:parent-style-name="Standard">
      <style:paragraph-properties fo:line-height="150%" fo:text-align="start" style:justify-single-word="false"/>
      <style:text-properties fo:color="#000000" style:font-name="Times new roman" fo:font-size="12pt" fo:font-weight="normal" officeooo:rsid="007eb8ee" officeooo:paragraph-rsid="00800677" style:font-name-asian="Arial" style:font-size-asian="12pt" style:font-weight-asian="normal" style:font-name-complex="Calibri Light" style:font-size-complex="12pt" style:font-weight-complex="normal"/>
    </style:style>
    <style:style style:name="P36" style:family="paragraph" style:parent-style-name="Standard">
      <style:paragraph-properties fo:line-height="150%" fo:text-align="start" style:justify-single-word="false"/>
      <style:text-properties fo:color="#000000" style:font-name="Times new roman" fo:font-size="12pt" fo:font-weight="normal" officeooo:rsid="00800677" officeooo:paragraph-rsid="00800677" style:font-name-asian="Arial" style:font-size-asian="12pt" style:font-weight-asian="normal" style:font-name-complex="Calibri Light" style:font-size-complex="12pt" style:font-weight-complex="normal"/>
    </style:style>
    <style:style style:name="P37" style:family="paragraph" style:parent-style-name="Standard">
      <style:paragraph-properties fo:line-height="150%" fo:text-align="start" style:justify-single-word="false"/>
      <style:text-properties fo:color="#000000" style:font-name="Times new roman" fo:font-size="12pt" fo:font-weight="normal" officeooo:rsid="00811eda" officeooo:paragraph-rsid="00811eda" style:font-name-asian="Arial" style:font-size-asian="12pt" style:font-weight-asian="normal" style:font-name-complex="Calibri Light" style:font-size-complex="12pt" style:font-weight-complex="normal"/>
    </style:style>
    <style:style style:name="P38" style:family="paragraph" style:parent-style-name="Standard">
      <style:paragraph-properties fo:line-height="150%" fo:text-align="start" style:justify-single-word="false"/>
      <style:text-properties fo:color="#000000" style:font-name="Times new roman" fo:font-size="12pt" fo:font-weight="normal" officeooo:rsid="00811eda" officeooo:paragraph-rsid="0082f5de" style:font-name-asian="Arial" style:font-size-asian="12pt" style:font-weight-asian="normal" style:font-name-complex="Calibri Light" style:font-size-complex="12pt" style:font-weight-complex="normal"/>
    </style:style>
    <style:style style:name="P39" style:family="paragraph" style:parent-style-name="Standard">
      <style:paragraph-properties fo:line-height="150%" fo:text-align="start" style:justify-single-word="false"/>
      <style:text-properties fo:color="#000000" style:font-name="Times new roman" fo:font-size="12pt" fo:font-weight="normal" officeooo:rsid="0082f5de" officeooo:paragraph-rsid="0082f5de" style:font-name-asian="Arial" style:font-size-asian="12pt" style:font-weight-asian="normal" style:font-name-complex="Calibri Light" style:font-size-complex="12pt" style:font-weight-complex="normal"/>
    </style:style>
    <style:style style:name="P40" style:family="paragraph" style:parent-style-name="Standard">
      <style:paragraph-properties fo:line-height="150%" fo:text-align="start" style:justify-single-word="false"/>
      <style:text-properties fo:color="#000000" style:font-name="Times new roman" fo:font-size="12pt" fo:font-weight="normal" officeooo:rsid="008b7825" officeooo:paragraph-rsid="008b7825" style:font-name-asian="Arial" style:font-size-asian="12pt" style:font-weight-asian="normal" style:font-name-complex="Calibri Light" style:font-size-complex="12pt" style:font-weight-complex="normal"/>
    </style:style>
    <style:style style:name="P41" style:family="paragraph" style:parent-style-name="Standard">
      <style:paragraph-properties fo:line-height="150%" fo:text-align="start" style:justify-single-word="false"/>
      <style:text-properties fo:color="#000000" style:font-name="Times new roman" fo:font-size="12pt" fo:font-weight="normal" officeooo:rsid="008f7338" officeooo:paragraph-rsid="008f7338" style:font-name-asian="Arial" style:font-size-asian="12pt" style:font-weight-asian="normal" style:font-name-complex="Calibri Light" style:font-size-complex="12pt" style:font-weight-complex="normal"/>
    </style:style>
    <style:style style:name="P42" style:family="paragraph" style:parent-style-name="Standard">
      <style:paragraph-properties fo:line-height="150%" fo:text-align="start" style:justify-single-word="false"/>
      <style:text-properties fo:color="#000000" style:font-name="Times new roman" fo:font-size="12pt" fo:font-weight="normal" officeooo:rsid="00966998" officeooo:paragraph-rsid="00966998" style:font-name-asian="Arial" style:font-size-asian="12pt" style:font-weight-asian="normal" style:font-name-complex="Calibri Light" style:font-size-complex="12pt" style:font-weight-complex="normal"/>
    </style:style>
    <style:style style:name="P43" style:family="paragraph" style:parent-style-name="Standard">
      <style:paragraph-properties fo:line-height="150%" fo:text-align="start" style:justify-single-word="false"/>
      <style:text-properties fo:color="#000000" style:font-name="Times new roman" fo:font-size="12pt" fo:font-weight="normal" officeooo:rsid="00966998" officeooo:paragraph-rsid="00a3e1dd" style:font-name-asian="Arial" style:font-size-asian="12pt" style:font-weight-asian="normal" style:font-name-complex="Calibri Light" style:font-size-complex="12pt" style:font-weight-complex="normal"/>
    </style:style>
    <style:style style:name="P44" style:family="paragraph" style:parent-style-name="Standard">
      <style:paragraph-properties fo:line-height="150%" fo:text-align="start" style:justify-single-word="false"/>
      <style:text-properties fo:color="#000000" style:font-name="Times new roman" fo:font-size="12pt" fo:font-weight="normal" officeooo:rsid="00966998" officeooo:paragraph-rsid="00a5c717" style:font-name-asian="Arial" style:font-size-asian="12pt" style:font-weight-asian="normal" style:font-name-complex="Calibri Light" style:font-size-complex="12pt" style:font-weight-complex="normal"/>
    </style:style>
    <style:style style:name="P45" style:family="paragraph" style:parent-style-name="Standard">
      <style:paragraph-properties fo:line-height="150%" fo:text-align="start" style:justify-single-word="false"/>
      <style:text-properties fo:color="#000000" style:font-name="Times new roman" fo:font-size="12pt" fo:font-weight="normal" officeooo:rsid="00966998" officeooo:paragraph-rsid="00b2a744" style:font-name-asian="Arial" style:font-size-asian="12pt" style:font-weight-asian="normal" style:font-name-complex="Calibri Light" style:font-size-complex="12pt" style:font-weight-complex="normal"/>
    </style:style>
    <style:style style:name="P46" style:family="paragraph" style:parent-style-name="Standard">
      <style:paragraph-properties fo:line-height="150%" fo:text-align="start" style:justify-single-word="false"/>
      <style:text-properties fo:color="#000000" style:font-name="Times new roman" fo:font-size="12pt" fo:font-weight="normal" officeooo:rsid="00966998" officeooo:paragraph-rsid="00b418e6" style:font-name-asian="Arial" style:font-size-asian="12pt" style:font-weight-asian="normal" style:font-name-complex="Calibri Light" style:font-size-complex="12pt" style:font-weight-complex="normal"/>
    </style:style>
    <style:style style:name="P47" style:family="paragraph" style:parent-style-name="Standard">
      <style:paragraph-properties fo:line-height="150%" fo:text-align="start" style:justify-single-word="false"/>
      <style:text-properties fo:color="#000000" style:font-name="Times new roman" fo:font-size="12pt" fo:font-weight="normal" officeooo:rsid="00a2aede" officeooo:paragraph-rsid="00a3e1dd" style:font-name-asian="Arial" style:font-size-asian="12pt" style:font-weight-asian="normal" style:font-name-complex="Calibri Light" style:font-size-complex="12pt" style:font-weight-complex="normal"/>
    </style:style>
    <style:style style:name="P48" style:family="paragraph" style:parent-style-name="Standard">
      <style:paragraph-properties fo:line-height="150%" fo:text-align="start" style:justify-single-word="false"/>
      <style:text-properties fo:color="#000000" style:font-name="Times new roman" fo:font-size="12pt" fo:font-weight="normal" officeooo:rsid="00a2aede" officeooo:paragraph-rsid="00a5c717" style:font-name-asian="Arial" style:font-size-asian="12pt" style:font-weight-asian="normal" style:font-name-complex="Calibri Light" style:font-size-complex="12pt" style:font-weight-complex="normal"/>
    </style:style>
    <style:style style:name="P49" style:family="paragraph" style:parent-style-name="Standard">
      <style:paragraph-properties fo:line-height="150%" fo:text-align="start" style:justify-single-word="false"/>
      <style:text-properties fo:color="#000000" style:font-name="Times new roman" fo:font-size="12pt" fo:font-weight="normal" officeooo:rsid="00a2aede" officeooo:paragraph-rsid="00b2a744" style:font-name-asian="Arial" style:font-size-asian="12pt" style:font-weight-asian="normal" style:font-name-complex="Calibri Light" style:font-size-complex="12pt" style:font-weight-complex="normal"/>
    </style:style>
    <style:style style:name="P50" style:family="paragraph" style:parent-style-name="Standard">
      <style:paragraph-properties fo:line-height="150%" fo:text-align="start" style:justify-single-word="false"/>
      <style:text-properties fo:color="#000000" style:font-name="Times new roman" fo:font-size="12pt" fo:font-weight="normal" officeooo:rsid="00a2aede" officeooo:paragraph-rsid="00b418e6" style:font-name-asian="Arial" style:font-size-asian="12pt" style:font-weight-asian="normal" style:font-name-complex="Calibri Light" style:font-size-complex="12pt" style:font-weight-complex="normal"/>
    </style:style>
    <style:style style:name="P51" style:family="paragraph" style:parent-style-name="Standard">
      <style:paragraph-properties fo:line-height="150%" fo:text-align="start" style:justify-single-word="false"/>
      <style:text-properties fo:color="#000000" style:font-name="Times new roman" fo:font-size="12pt" fo:font-weight="normal" officeooo:rsid="00a45050" officeooo:paragraph-rsid="00a4b8ba" style:font-name-asian="Arial" style:font-size-asian="12pt" style:font-weight-asian="normal" style:font-name-complex="Calibri Light" style:font-size-complex="12pt" style:font-weight-complex="normal"/>
    </style:style>
    <style:style style:name="P52" style:family="paragraph" style:parent-style-name="Standard">
      <style:paragraph-properties fo:line-height="150%" fo:text-align="start" style:justify-single-word="false"/>
      <style:text-properties fo:color="#000000" style:font-name="Times new roman" fo:font-size="12pt" fo:font-weight="normal" officeooo:rsid="00a45050" officeooo:paragraph-rsid="00b2a744" style:font-name-asian="Arial" style:font-size-asian="12pt" style:font-weight-asian="normal" style:font-name-complex="Calibri Light" style:font-size-complex="12pt" style:font-weight-complex="normal"/>
    </style:style>
    <style:style style:name="P53" style:family="paragraph" style:parent-style-name="Standard">
      <style:paragraph-properties fo:line-height="150%" fo:text-align="start" style:justify-single-word="false"/>
      <style:text-properties fo:color="#000000" style:font-name="Times new roman" fo:font-size="12pt" fo:font-weight="normal" officeooo:rsid="00b5f6de" officeooo:paragraph-rsid="00b5f6de" style:font-name-asian="Arial" style:font-size-asian="12pt" style:font-weight-asian="normal" style:font-name-complex="Calibri Light" style:font-size-complex="12pt" style:font-weight-complex="normal"/>
    </style:style>
    <style:style style:name="P54" style:family="paragraph" style:parent-style-name="Standard">
      <style:paragraph-properties fo:line-height="150%" fo:text-align="start" style:justify-single-word="false"/>
      <style:text-properties fo:color="#000000" style:font-name="Times new roman" fo:font-size="12pt" fo:font-weight="normal" officeooo:rsid="00b7f80c" officeooo:paragraph-rsid="00b7f80c" style:font-name-asian="Arial" style:font-size-asian="12pt" style:font-weight-asian="normal" style:font-name-complex="Calibri Light" style:font-size-complex="12pt" style:font-weight-complex="normal"/>
    </style:style>
    <style:style style:name="P55" style:family="paragraph" style:parent-style-name="Standard">
      <style:paragraph-properties fo:line-height="150%" fo:text-align="start" style:justify-single-word="false"/>
      <style:text-properties fo:color="#000000" style:font-name="Times new roman" fo:font-size="12pt" fo:font-weight="bold" style:font-name-asian="Arial" style:font-size-asian="12pt" style:font-weight-asian="bold" style:font-name-complex="Calibri Light" style:font-size-complex="12pt" style:font-weight-complex="bold"/>
    </style:style>
    <style:style style:name="P56" style:family="paragraph" style:parent-style-name="Standard">
      <style:paragraph-properties fo:line-height="150%" fo:text-align="justify" style:justify-single-word="false"/>
      <style:text-properties fo:color="#000000" style:font-name="Times new roman" fo:font-size="11pt" officeooo:paragraph-rsid="00329d3d" style:font-size-asian="11pt" style:font-size-complex="11pt"/>
    </style:style>
    <style:style style:name="P57" style:family="paragraph" style:parent-style-name="Standard">
      <style:paragraph-properties fo:line-height="150%" fo:text-align="justify" style:justify-single-word="false"/>
      <style:text-properties fo:color="#000000" style:font-name="Times new roman" officeooo:paragraph-rsid="00329d3d"/>
    </style:style>
    <style:style style:name="P58" style:family="paragraph" style:parent-style-name="Standard">
      <style:paragraph-properties fo:line-height="150%" fo:text-align="center" style:justify-single-word="false"/>
      <style:text-properties fo:color="#000000" style:font-name="Times new roman" fo:font-weight="bold" officeooo:paragraph-rsid="00329d3d" style:font-weight-asian="bold" style:font-name-complex="Calibri2"/>
    </style:style>
    <style:style style:name="P59" style:family="paragraph" style:parent-style-name="Standard">
      <style:text-properties style:font-name="Times new roman" officeooo:paragraph-rsid="000aba6b"/>
    </style:style>
    <style:style style:name="P60" style:family="paragraph" style:parent-style-name="Standard">
      <style:paragraph-properties fo:line-height="150%" fo:text-align="justify" style:justify-single-word="false">
        <style:tab-stops>
          <style:tab-stop style:position="5.874cm" style:type="center"/>
          <style:tab-stop style:position="6.35cm"/>
        </style:tab-stops>
      </style:paragraph-properties>
      <style:text-properties style:font-name="Times new roman" fo:font-size="12pt" fo:font-weight="bold" officeooo:rsid="0018a82c" officeooo:paragraph-rsid="0018dd79" style:font-size-asian="12pt" style:font-weight-asian="bold" style:font-name-complex="Calibri Light" style:font-size-complex="12pt" style:font-weight-complex="bold"/>
    </style:style>
    <style:style style:name="P61" style:family="paragraph" style:parent-style-name="Standard">
      <style:paragraph-properties fo:line-height="150%" fo:text-align="justify" style:justify-single-word="false">
        <style:tab-stops>
          <style:tab-stop style:position="5.874cm" style:type="center"/>
          <style:tab-stop style:position="6.35cm"/>
        </style:tab-stops>
      </style:paragraph-properties>
      <style:text-properties style:font-name="Times new roman" fo:font-size="12pt" fo:font-weight="normal" officeooo:paragraph-rsid="004e17e8"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ab-stops>
          <style:tab-stop style:position="5.874cm" style:type="center"/>
          <style:tab-stop style:position="6.35cm"/>
        </style:tab-stops>
      </style:paragraph-properties>
      <style:text-properties style:font-name="Times new roman" fo:font-size="12pt" fo:font-weight="normal" officeooo:rsid="0018a82c" officeooo:paragraph-rsid="004e17e8" style:letter-kerning="true" style:font-size-asian="12pt" style:font-weight-asian="normal" style:font-name-complex="Calibri Light" style:font-size-complex="12pt" style:font-weight-complex="normal"/>
    </style:style>
    <style:style style:name="P63" style:family="paragraph" style:parent-style-name="Standard">
      <style:paragraph-properties fo:text-align="justify" style:justify-single-word="false">
        <style:tab-stops>
          <style:tab-stop style:position="5.874cm" style:type="center"/>
          <style:tab-stop style:position="6.35cm"/>
        </style:tab-stops>
      </style:paragraph-properties>
      <style:text-properties style:font-name="Times new roman" fo:font-size="14pt" fo:font-weight="bold" officeooo:rsid="0018a82c" officeooo:paragraph-rsid="0018a82c" style:font-size-asian="14pt" style:font-weight-asian="bold" style:font-name-complex="Calibri Light" style:font-size-complex="14pt" style:font-weight-complex="bold"/>
    </style:style>
    <style:style style:name="P64" style:family="paragraph" style:parent-style-name="Standard">
      <style:paragraph-properties fo:line-height="150%" fo:text-align="justify" style:justify-single-word="false"/>
      <style:text-properties style:font-name="Times new roman" officeooo:paragraph-rsid="00329d3d"/>
    </style:style>
    <style:style style:name="P65" style:family="paragraph" style:parent-style-name="Standard">
      <style:text-properties style:font-name="Times new roman" officeooo:paragraph-rsid="00329d3d"/>
    </style:style>
    <style:style style:name="P66" style:family="paragraph" style:parent-style-name="Standard">
      <style:text-properties style:font-name="Times new roman" officeooo:paragraph-rsid="004e17e8" style:letter-kerning="true" style:font-weight-complex="normal"/>
    </style:style>
    <style:style style:name="P67" style:family="paragraph" style:parent-style-name="List_20_Paragraph">
      <style:paragraph-properties fo:margin-left="0cm" fo:margin-right="0cm" fo:line-height="150%" fo:text-align="start"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5f8815" officeooo:paragraph-rsid="005f8815" style:font-name-asian="Arial" style:font-size-asian="12pt" style:font-style-asian="normal" style:font-weight-asian="normal" style:font-name-complex="Calibri Light" style:font-size-complex="12pt" style:font-weight-complex="normal" style:text-emphasize="none"/>
    </style:style>
    <style:style style:name="P68" style:family="paragraph" style:parent-style-name="List_20_Paragraph">
      <style:paragraph-properties fo:margin-left="0cm" fo:margin-right="0cm" fo:line-height="150%" fo:text-align="start"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5f8815" officeooo:paragraph-rsid="0066a40a" style:font-name-asian="Arial" style:font-size-asian="12pt" style:font-style-asian="normal" style:font-weight-asian="normal" style:font-name-complex="Calibri Light" style:font-size-complex="12pt" style:font-weight-complex="normal" style:text-emphasize="none"/>
    </style:style>
    <style:style style:name="P69" style:family="paragraph" style:parent-style-name="List_20_Paragraph">
      <style:paragraph-properties fo:margin-left="0cm" fo:margin-right="0cm" fo:line-height="150%" fo:text-align="start"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5f8815" officeooo:paragraph-rsid="00c33c9b" style:font-name-asian="Arial" style:font-size-asian="12pt" style:font-style-asian="normal" style:font-weight-asian="normal" style:font-name-complex="Calibri Light" style:font-size-complex="12pt" style:font-weight-complex="normal" style:text-emphasize="none"/>
    </style:style>
    <style:style style:name="P70" style:family="paragraph" style:parent-style-name="Standard">
      <style:paragraph-properties fo:line-height="150%"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P71" style:family="paragraph" style:parent-style-name="Standard">
      <style:paragraph-properties fo:line-height="150%"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66a40a" style:font-size-asian="12pt" style:font-style-asian="normal" style:font-weight-asian="normal" style:font-size-complex="12pt" style:font-weight-complex="normal" style:text-emphasize="none"/>
    </style:style>
    <style:style style:name="P72" style:family="paragraph" style:parent-style-name="Standard">
      <style:paragraph-properties fo:line-height="150%"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aaa2b3" style:font-size-asian="12pt" style:font-style-asian="normal" style:font-weight-asian="normal" style:font-size-complex="12pt" style:font-weight-complex="normal" style:text-emphasize="none"/>
    </style:style>
    <style:style style:name="P73" style:family="paragraph" style:parent-style-name="Standard">
      <style:paragraph-properties fo:line-height="150%"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856abb" officeooo:paragraph-rsid="008648b8" style:font-size-asian="12pt" style:font-style-asian="normal" style:font-weight-asian="normal" style:font-size-complex="12pt" style:font-weight-complex="normal" style:text-emphasize="none"/>
    </style:style>
    <style:style style:name="P74" style:family="paragraph" style:parent-style-name="Standard">
      <style:paragraph-properties fo:line-height="150%"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990c5f" officeooo:paragraph-rsid="00990c5f" style:font-size-asian="12pt" style:font-style-asian="normal" style:font-weight-asian="normal" style:font-size-complex="12pt" style:font-weight-complex="normal" style:text-emphasize="none"/>
    </style:style>
    <style:style style:name="P75" style:family="paragraph" style:parent-style-name="Standard">
      <style:paragraph-properties fo:line-height="150%"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990c5f" officeooo:paragraph-rsid="00a8f170" style:font-size-asian="12pt" style:font-style-asian="normal" style:font-weight-asian="normal" style:font-size-complex="12pt" style:font-weight-complex="normal" style:text-emphasize="none"/>
    </style:style>
    <style:style style:name="P76" style:family="paragraph" style:parent-style-name="Standard">
      <style:paragraph-properties fo:line-height="150%"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b9f892" officeooo:paragraph-rsid="00b9f892" style:font-size-asian="12pt" style:font-style-asian="normal" style:font-weight-asian="normal" style:font-size-complex="12pt" style:font-weight-complex="normal" style:text-emphasize="none"/>
    </style:style>
    <style:style style:name="P77" style:family="paragraph" style:parent-style-name="Standard">
      <style:paragraph-properties fo:line-height="150%" fo:text-align="start" style:justify-single-word="false" style:writing-mode="lr-tb"/>
      <style:text-properties fo:color="#000000" style:text-outline="false" style:text-line-through-style="none" style:text-line-through-type="none" style:font-name="Times new roman" fo:font-size="11pt" fo:font-style="normal" fo:text-shadow="none" style:text-underline-style="none" fo:font-weight="normal" officeooo:rsid="00bcd9a8" officeooo:paragraph-rsid="00bcd9a8" style:font-size-asian="11pt" style:font-style-asian="normal" style:font-weight-asian="normal" style:font-size-complex="11pt" style:font-weight-complex="normal" style:text-emphasize="none"/>
    </style:style>
    <style:style style:name="P78" style:family="paragraph" style:parent-style-name="Standard">
      <style:paragraph-properties fo:margin-left="0cm" fo:margin-right="-0.111cm" fo:line-height="150%" fo:text-align="center" style:justify-single-word="false" fo:text-indent="0cm" style:auto-text-indent="false">
        <style:tab-stops>
          <style:tab-stop style:position="14.605cm" style:type="right"/>
        </style:tab-stops>
      </style:paragraph-properties>
      <style:text-properties fo:color="#000000" style:font-name="Times new roman" fo:font-size="15pt" officeooo:paragraph-rsid="001ff5f3" style:font-size-asian="15pt" style:font-name-complex="Calibri2" style:font-size-complex="15pt"/>
    </style:style>
    <style:style style:name="P79" style:family="paragraph" style:parent-style-name="Standard">
      <style:paragraph-properties fo:margin-left="0cm" fo:margin-right="-0.111cm" fo:line-height="150%" fo:text-align="center" style:justify-single-word="false" fo:text-indent="0cm" style:auto-text-indent="false">
        <style:tab-stops>
          <style:tab-stop style:position="14.605cm" style:type="right"/>
        </style:tab-stops>
      </style:paragraph-properties>
      <style:text-properties fo:color="#000000" style:font-name="Times new roman" fo:font-size="14pt" officeooo:paragraph-rsid="001ff5f3" style:font-size-asian="14pt" style:font-name-complex="Calibri2" style:font-size-complex="15pt"/>
    </style:style>
    <style:style style:name="P80" style:family="paragraph" style:parent-style-name="Standard">
      <style:paragraph-properties fo:margin-left="0.002cm" fo:margin-right="0.314cm" fo:line-height="150%" fo:text-align="start" style:justify-single-word="false" fo:text-indent="0cm" style:auto-text-indent="false" style:snap-to-layout-grid="false"/>
      <style:text-properties fo:color="#000000" style:font-name="Times new roman" fo:font-size="12pt" fo:font-weight="normal" style:font-size-asian="12pt" style:font-weight-asian="normal" style:font-size-complex="12pt" style:font-weight-complex="normal"/>
    </style:style>
    <style:style style:name="P81" style:family="paragraph" style:parent-style-name="Standard_20__28_user_29_">
      <style:text-properties style:font-name="Times new roman" officeooo:paragraph-rsid="000aba6b" style:font-name-complex="Calibri Light"/>
    </style:style>
    <style:style style:name="P82" style:family="paragraph" style:parent-style-name="Standard_20__28_user_29_">
      <style:paragraph-properties style:snap-to-layout-grid="false"/>
      <style:text-properties style:font-name="Times new roman" officeooo:paragraph-rsid="000aba6b" style:font-name-complex="Calibri Light"/>
    </style:style>
    <style:style style:name="P83" style:family="paragraph" style:parent-style-name="Standard_20__28_user_29_">
      <style:paragraph-properties fo:text-align="center" style:justify-single-word="false" style:snap-to-layout-grid="false"/>
      <style:text-properties style:font-name="Times new roman" officeooo:paragraph-rsid="000aba6b" style:font-name-complex="Calibri Light"/>
    </style:style>
    <style:style style:name="P84" style:family="paragraph" style:parent-style-name="Standard_20__28_user_29_">
      <style:paragraph-properties>
        <style:tab-stops>
          <style:tab-stop style:position="5.874cm" style:type="center"/>
          <style:tab-stop style:position="6.35cm"/>
        </style:tab-stops>
      </style:paragraph-properties>
      <style:text-properties style:font-name="Times new roman" officeooo:paragraph-rsid="000aba6b" style:font-name-complex="Calibri Light"/>
    </style:style>
    <style:style style:name="P85" style:family="paragraph" style:parent-style-name="Standard_20__28_user_29_">
      <style:text-properties style:font-name="Times new roman" fo:font-size="22pt" officeooo:paragraph-rsid="000aba6b" style:font-size-asian="22pt" style:font-name-complex="Cambria" style:font-size-complex="30pt"/>
    </style:style>
    <style:style style:name="P86" style:family="paragraph" style:parent-style-name="Standard_20__28_user_29_">
      <style:paragraph-properties fo:text-align="center" style:justify-single-word="false"/>
      <style:text-properties style:font-name="Times new roman" fo:font-size="12pt" officeooo:paragraph-rsid="000aba6b" style:font-size-asian="12pt" style:font-name-complex="Calibri Light" style:font-size-complex="12pt"/>
    </style:style>
    <style:style style:name="P87" style:family="paragraph" style:parent-style-name="Standard_20__28_user_29_">
      <style:paragraph-properties fo:line-height="150%" fo:text-align="justify" style:justify-single-word="false">
        <style:tab-stops>
          <style:tab-stop style:position="5.874cm" style:type="center"/>
          <style:tab-stop style:position="6.35cm"/>
        </style:tab-stops>
      </style:paragraph-properties>
      <style:text-properties style:font-name="Times new roman" fo:font-size="12pt" officeooo:paragraph-rsid="00525209" style:font-size-asian="12pt" style:font-size-complex="12pt"/>
    </style:style>
    <style:style style:name="P88" style:family="paragraph" style:parent-style-name="Standard_20__28_user_29_">
      <style:paragraph-properties fo:text-align="center" style:justify-single-word="false" style:snap-to-layout-grid="false"/>
      <style:text-properties style:font-name="Times new roman" fo:font-weight="bold" officeooo:paragraph-rsid="000aba6b" style:font-weight-asian="bold" style:font-name-complex="Calibri Light"/>
    </style:style>
    <style:style style:name="P89" style:family="paragraph" style:parent-style-name="Standard_20__28_user_29_">
      <style:text-properties style:font-name="Times new roman" fo:font-weight="bold" officeooo:paragraph-rsid="000aba6b" style:font-weight-asian="bold" style:font-name-complex="Calibri Light"/>
    </style:style>
    <style:style style:name="P90" style:family="paragraph" style:parent-style-name="Standard_20__28_user_29_">
      <style:paragraph-properties fo:text-align="center" style:justify-single-word="false" style:snap-to-layout-grid="false"/>
      <style:text-properties style:font-name="Times new roman" officeooo:rsid="00329d3d" officeooo:paragraph-rsid="00329d3d"/>
    </style:style>
    <style:style style:name="P91" style:family="paragraph" style:parent-style-name="Standard_20__28_user_29_">
      <style:paragraph-properties fo:text-align="center" style:justify-single-word="false" style:snap-to-layout-grid="false"/>
      <style:text-properties style:font-name="Times new roman" fo:font-size="11pt" officeooo:rsid="002a979f" officeooo:paragraph-rsid="002a979f" style:font-size-asian="11pt" style:font-size-complex="11pt"/>
    </style:style>
    <style:style style:name="P92" style:family="paragraph" style:parent-style-name="Standard_20__28_user_29_">
      <style:paragraph-properties fo:text-align="center" style:justify-single-word="false" style:snap-to-layout-grid="false"/>
      <style:text-properties style:font-name="Times new roman" officeooo:rsid="002a979f" officeooo:paragraph-rsid="002a979f"/>
    </style:style>
    <style:style style:name="P93" style:family="paragraph" style:parent-style-name="Standard_20__28_user_29_">
      <style:paragraph-properties style:snap-to-layout-grid="false"/>
      <style:text-properties style:font-name="Times new roman" officeooo:paragraph-rsid="000aba6b"/>
    </style:style>
    <style:style style:name="P94" style:family="paragraph" style:parent-style-name="Standard_20__28_user_29_">
      <style:paragraph-properties fo:text-align="center" style:justify-single-word="false" style:snap-to-layout-grid="false"/>
      <style:text-properties style:font-name="Times new roman" officeooo:paragraph-rsid="000aba6b"/>
    </style:style>
    <style:style style:name="P95" style:family="paragraph" style:parent-style-name="Standard_20__28_user_29_">
      <style:paragraph-properties fo:text-align="start" style:justify-single-word="false">
        <style:tab-stops>
          <style:tab-stop style:position="5.874cm" style:type="center"/>
          <style:tab-stop style:position="6.35cm"/>
        </style:tab-stops>
      </style:paragraph-properties>
      <style:text-properties style:font-name="Times new roman" fo:font-size="16pt" fo:font-weight="bold" officeooo:paragraph-rsid="001830ea" style:font-size-asian="16pt" style:font-weight-asian="bold" style:font-name-complex="Calibri Light" style:font-size-complex="16pt" style:font-weight-complex="bold"/>
    </style:style>
    <style:style style:name="P96" style:family="paragraph" style:parent-style-name="Standard_20__28_user_29_">
      <style:paragraph-properties fo:text-align="start" style:justify-single-word="false">
        <style:tab-stops>
          <style:tab-stop style:position="5.874cm" style:type="center"/>
          <style:tab-stop style:position="6.35cm"/>
        </style:tab-stops>
      </style:paragraph-properties>
      <style:text-properties style:font-name="Times new roman" fo:font-size="14pt" fo:font-weight="bold" officeooo:rsid="0018a82c" officeooo:paragraph-rsid="0018a82c" style:font-size-asian="14pt" style:font-weight-asian="bold" style:font-name-complex="Calibri Light" style:font-size-complex="14pt" style:font-weight-complex="bold"/>
    </style:style>
    <style:style style:name="P97" style:family="paragraph" style:parent-style-name="Standard_20__28_user_29_">
      <style:paragraph-properties fo:text-align="center" style:justify-single-word="false" style:snap-to-layout-grid="false"/>
      <style:text-properties style:font-name="Times new roman" officeooo:rsid="0037c96f" officeooo:paragraph-rsid="0037c96f"/>
    </style:style>
    <style:style style:name="P98" style:family="paragraph" style:parent-style-name="Standard_20__28_user_29_">
      <style:paragraph-properties fo:text-align="center" style:justify-single-word="false" style:snap-to-layout-grid="false"/>
      <style:text-properties style:font-name="Times new roman" officeooo:rsid="0047da3e" officeooo:paragraph-rsid="0047da3e"/>
    </style:style>
    <style:style style:name="P99" style:family="paragraph" style:parent-style-name="Standard_20__28_user_29_">
      <style:paragraph-properties fo:text-align="start" style:justify-single-word="false">
        <style:tab-stops>
          <style:tab-stop style:position="5.874cm" style:type="center"/>
          <style:tab-stop style:position="6.35cm"/>
        </style:tab-stops>
      </style:paragraph-properties>
      <style:text-properties fo:font-variant="small-caps" style:font-name="Times new roman" fo:font-size="16pt" fo:font-weight="bold" officeooo:rsid="0018a82c" officeooo:paragraph-rsid="001830ea" style:font-name-asian="Calibri" style:font-size-asian="16pt" style:font-weight-asian="bold" style:font-name-complex="Calibri Light" style:font-size-complex="10pt" style:font-weight-complex="bold"/>
    </style:style>
    <style:style style:name="P100" style:family="paragraph" style:parent-style-name="Standard_20__28_user_29_">
      <style:paragraph-properties fo:line-height="150%" fo:text-align="start" style:justify-single-word="false" style:snap-to-layout-grid="false"/>
      <style:text-properties fo:color="#000000" style:font-name="Times new roman" fo:font-size="12pt" fo:font-weight="bold" officeooo:paragraph-rsid="000aba6b" style:font-name-asian="Arial" style:font-size-asian="12pt" style:font-weight-asian="bold" style:font-name-complex="Calibri Light" style:font-size-complex="12pt" style:font-weight-complex="bold"/>
    </style:style>
    <style:style style:name="P101" style:family="paragraph" style:parent-style-name="Standard_20__28_user_29_">
      <style:paragraph-properties fo:line-height="150%" fo:text-align="start" style:justify-single-word="false" style:snap-to-layout-grid="false"/>
      <style:text-properties fo:color="#000000" style:font-name="Times new roman" fo:font-size="12pt" fo:font-weight="bold" officeooo:rsid="001cc55e" officeooo:paragraph-rsid="001cc55e" style:font-name-asian="Arial" style:font-size-asian="12pt" style:font-weight-asian="bold" style:font-name-complex="Calibri Light" style:font-size-complex="12pt" style:font-weight-complex="bold"/>
    </style:style>
    <style:style style:name="P102" style:family="paragraph" style:parent-style-name="Standard_20__28_user_29_">
      <style:paragraph-properties fo:padding-left="0.035cm" fo:padding-right="0cm" fo:padding-top="0.035cm" fo:padding-bottom="0.035cm" fo:border="0.51pt solid #000000">
        <style:tab-stops>
          <style:tab-stop style:position="5.874cm" style:type="center"/>
          <style:tab-stop style:position="6.35cm"/>
        </style:tab-stops>
      </style:paragraph-properties>
      <style:text-properties style:font-name="Times new roman" fo:language="it" fo:country="IT" officeooo:paragraph-rsid="000aba6b" style:font-name-complex="Calibri Light"/>
    </style:style>
    <style:style style:name="P103" style:family="paragraph" style:parent-style-name="Standard_20__28_user_29_">
      <style:paragraph-properties fo:padding-left="0.035cm" fo:padding-right="0cm" fo:padding-top="0.035cm" fo:padding-bottom="0.035cm" fo:border="0.51pt solid #000000">
        <style:tab-stops>
          <style:tab-stop style:position="5.874cm" style:type="center"/>
          <style:tab-stop style:position="6.35cm"/>
        </style:tab-stops>
      </style:paragraph-properties>
      <style:text-properties style:font-name="Times new roman" officeooo:paragraph-rsid="000aba6b"/>
    </style:style>
    <style:style style:name="P104" style:family="paragraph" style:parent-style-name="Standard_20__28_user_29_">
      <style:paragraph-properties fo:padding-left="0.035cm" fo:padding-right="0cm" fo:padding-top="0.035cm" fo:padding-bottom="0.035cm" fo:border="0.51pt solid #000000">
        <style:tab-stops>
          <style:tab-stop style:position="5.874cm" style:type="center"/>
          <style:tab-stop style:position="6.35cm"/>
        </style:tab-stops>
      </style:paragraph-properties>
      <style:text-properties style:font-name="Times new roman" officeooo:paragraph-rsid="000aba6b" style:font-name-complex="Calibri Light"/>
    </style:style>
    <style:style style:name="P105" style:family="paragraph" style:parent-style-name="DocNo">
      <style:paragraph-properties style:snap-to-layout-grid="false"/>
      <style:text-properties style:font-name="Times new roman" officeooo:paragraph-rsid="000aba6b" style:font-name-complex="Calibri Light"/>
    </style:style>
    <style:style style:name="P106" style:family="paragraph" style:parent-style-name="DocNo">
      <style:paragraph-properties fo:text-align="start" style:justify-single-word="false" style:snap-to-layout-grid="false"/>
      <style:text-properties style:font-name="Times new roman" officeooo:paragraph-rsid="000aba6b" style:font-name-complex="Calibri Light"/>
    </style:style>
    <style:style style:name="P107" style:family="paragraph" style:parent-style-name="Title">
      <style:text-properties style:font-name="Times new roman" fo:font-size="22pt" officeooo:paragraph-rsid="000aba6b" style:font-name-asian="Cambria" style:font-size-asian="22pt" style:font-name-complex="Calibri2" style:font-size-complex="30pt" style:font-weight-complex="bold"/>
    </style:style>
    <style:style style:name="P108" style:family="paragraph" style:parent-style-name="Subtitle">
      <style:text-properties style:font-name="Times new roman" fo:font-size="30pt" officeooo:paragraph-rsid="000aba6b" style:font-name-asian="Cambria" style:font-size-asian="30pt" style:font-name-complex="Calibri2" style:font-size-complex="30pt" style:font-weight-complex="bold"/>
    </style:style>
    <style:style style:name="P109" style:family="paragraph" style:parent-style-name="Subtitle">
      <style:text-properties style:font-name="Times new roman" fo:font-size="22pt" officeooo:paragraph-rsid="000aba6b" style:font-name-asian="Cambria" style:font-size-asian="22pt" style:font-name-complex="Calibri2" style:font-size-complex="30pt" style:font-weight-complex="bold"/>
    </style:style>
    <style:style style:name="P110" style:family="paragraph" style:parent-style-name="DocDate">
      <style:text-properties style:font-name="Times new roman" officeooo:paragraph-rsid="000aba6b" style:font-name-complex="Calibri Light"/>
    </style:style>
    <style:style style:name="P111" style:family="paragraph" style:parent-style-name="DocDate">
      <style:text-properties style:font-name="Times new roman" officeooo:paragraph-rsid="000aba6b"/>
    </style:style>
    <style:style style:name="P112" style:family="paragraph" style:parent-style-name="SubHeading">
      <style:paragraph-properties fo:text-align="center" style:justify-single-word="false"/>
      <style:text-properties style:font-name="Times new roman" fo:font-size="12pt" officeooo:paragraph-rsid="000aba6b" style:font-size-asian="12pt" style:font-name-complex="Calibri Light" style:font-size-complex="12pt"/>
    </style:style>
    <style:style style:name="P113" style:family="paragraph" style:parent-style-name="SubHeading">
      <style:text-properties style:font-name="Times new roman" officeooo:paragraph-rsid="000aba6b" style:font-name-complex="Calibri Light"/>
    </style:style>
    <style:style style:name="P114" style:family="paragraph" style:parent-style-name="CellHead">
      <style:paragraph-properties fo:text-align="start" style:justify-single-word="false">
        <style:tab-stops>
          <style:tab-stop style:position="5.874cm" style:type="center"/>
          <style:tab-stop style:position="6.35cm"/>
        </style:tab-stops>
      </style:paragraph-properties>
      <style:text-properties style:font-name="Times new roman" fo:font-size="14pt" officeooo:rsid="00197fee" officeooo:paragraph-rsid="00197fee" style:font-size-asian="14pt" style:font-name-complex="Calibri Light" style:font-size-complex="14pt"/>
    </style:style>
    <style:style style:name="P115" style:family="paragraph" style:parent-style-name="CellHead">
      <style:paragraph-properties fo:text-align="start" style:justify-single-word="false">
        <style:tab-stops>
          <style:tab-stop style:position="5.874cm" style:type="center"/>
          <style:tab-stop style:position="6.35cm"/>
        </style:tab-stops>
      </style:paragraph-properties>
      <style:text-properties style:font-name="Times new roman" fo:font-size="14pt" officeooo:paragraph-rsid="00197fee" style:font-size-asian="14pt" style:font-name-complex="Calibri Light" style:font-size-complex="14pt"/>
    </style:style>
    <style:style style:name="P116" style:family="paragraph" style:parent-style-name="CellHead">
      <style:paragraph-properties fo:text-align="center" style:justify-single-word="false">
        <style:tab-stops>
          <style:tab-stop style:position="5.874cm" style:type="center"/>
          <style:tab-stop style:position="6.35cm"/>
        </style:tab-stops>
      </style:paragraph-properties>
      <style:text-properties style:font-name="Times new roman" fo:font-size="14pt" officeooo:rsid="000aba6b" officeooo:paragraph-rsid="000aba6b" style:font-size-asian="14pt" style:font-name-complex="Calibri Light" style:font-size-complex="14pt"/>
    </style:style>
    <style:style style:name="P117" style:family="paragraph" style:parent-style-name="CellHead">
      <style:paragraph-properties fo:text-align="start" style:justify-single-word="false">
        <style:tab-stops>
          <style:tab-stop style:position="5.874cm" style:type="center"/>
          <style:tab-stop style:position="6.35cm"/>
        </style:tab-stops>
      </style:paragraph-properties>
      <style:text-properties style:font-name="Times new roman" fo:font-size="14pt" fo:font-weight="bold" officeooo:rsid="0018a82c" officeooo:paragraph-rsid="00197fee" style:font-size-asian="14pt" style:font-weight-asian="bold" style:font-name-complex="Calibri Light" style:font-size-complex="14pt" style:font-weight-complex="bold"/>
    </style:style>
    <style:style style:name="P118" style:family="paragraph" style:parent-style-name="CellHead">
      <style:paragraph-properties fo:text-align="start" style:justify-single-word="false">
        <style:tab-stops>
          <style:tab-stop style:position="5.874cm" style:type="center"/>
          <style:tab-stop style:position="6.35cm"/>
        </style:tab-stops>
      </style:paragraph-properties>
      <style:text-properties style:font-name="Times new roman" fo:font-size="16pt" officeooo:rsid="00197fee" officeooo:paragraph-rsid="0037c96f" style:font-size-asian="16pt" style:font-name-complex="Calibri Light" style:font-size-complex="16pt"/>
    </style:style>
    <style:style style:name="P119" style:family="paragraph" style:parent-style-name="CellHead">
      <style:paragraph-properties fo:text-align="center" style:justify-single-word="false">
        <style:tab-stops>
          <style:tab-stop style:position="5.874cm" style:type="center"/>
          <style:tab-stop style:position="6.35cm"/>
        </style:tab-stops>
      </style:paragraph-properties>
      <style:text-properties style:font-name="Times new roman" fo:font-size="16pt" officeooo:paragraph-rsid="000aba6b" style:font-size-asian="16pt" style:font-name-complex="Calibri Light" style:font-size-complex="16pt"/>
    </style:style>
    <style:style style:name="P120" style:family="paragraph" style:parent-style-name="CellHead">
      <style:paragraph-properties fo:text-align="start" style:justify-single-word="false">
        <style:tab-stops>
          <style:tab-stop style:position="5.874cm" style:type="center"/>
          <style:tab-stop style:position="6.35cm"/>
        </style:tab-stops>
      </style:paragraph-properties>
      <style:text-properties style:font-name="Times new roman" fo:font-size="16pt" officeooo:rsid="0018dd79" officeooo:paragraph-rsid="0018dd79" style:font-size-asian="16pt" style:font-name-complex="Calibri Light" style:font-size-complex="16pt"/>
    </style:style>
    <style:style style:name="P121" style:family="paragraph" style:parent-style-name="CellHead">
      <style:paragraph-properties fo:text-align="start" style:justify-single-word="false">
        <style:tab-stops>
          <style:tab-stop style:position="5.874cm" style:type="center"/>
          <style:tab-stop style:position="6.35cm"/>
        </style:tab-stops>
      </style:paragraph-properties>
      <style:text-properties style:font-name="Times new roman" fo:font-size="16pt" officeooo:rsid="00329d3d" officeooo:paragraph-rsid="00329d3d" style:font-size-asian="16pt" style:font-name-complex="Calibri Light" style:font-size-complex="16pt"/>
    </style:style>
    <style:style style:name="P122" style:family="paragraph" style:parent-style-name="CellHead">
      <style:paragraph-properties fo:text-align="start" style:justify-single-word="false">
        <style:tab-stops>
          <style:tab-stop style:position="5.874cm" style:type="center"/>
          <style:tab-stop style:position="6.35cm"/>
        </style:tab-stops>
      </style:paragraph-properties>
      <style:text-properties style:font-name="Times new roman" officeooo:paragraph-rsid="00329d3d"/>
    </style:style>
    <style:style style:name="P123" style:family="paragraph" style:parent-style-name="CellHead">
      <style:paragraph-properties fo:text-align="start" style:justify-single-word="false">
        <style:tab-stops>
          <style:tab-stop style:position="5.874cm" style:type="center"/>
          <style:tab-stop style:position="6.35cm"/>
        </style:tab-stops>
      </style:paragraph-properties>
      <style:text-properties style:font-name="Times new roman" fo:font-size="12pt" fo:font-weight="normal" officeooo:paragraph-rsid="0018dd79" style:font-size-asian="12pt" style:font-weight-asian="normal" style:font-name-complex="Calibri Light" style:font-size-complex="12pt" style:font-weight-complex="normal"/>
    </style:style>
    <style:style style:name="P124" style:family="paragraph" style:parent-style-name="CellHead">
      <style:paragraph-properties fo:text-align="center" style:justify-single-word="false" fo:break-before="page">
        <style:tab-stops>
          <style:tab-stop style:position="5.874cm" style:type="center"/>
          <style:tab-stop style:position="6.35cm"/>
        </style:tab-stops>
      </style:paragraph-properties>
      <style:text-properties style:font-name="Times new roman" fo:font-size="16pt" officeooo:paragraph-rsid="000aba6b" style:font-size-asian="16pt" style:font-name-complex="Calibri Light" style:font-size-complex="16pt"/>
    </style:style>
    <style:style style:name="P125" style:family="paragraph" style:parent-style-name="Table_20_Contents">
      <style:paragraph-properties fo:line-height="150%" fo:text-align="center" style:justify-single-word="false"/>
      <style:text-properties style:font-name="Times new roman" fo:font-size="12pt" officeooo:rsid="000aba6b" officeooo:paragraph-rsid="000aba6b" style:font-name-asian="Arial" style:font-size-asian="12pt" style:font-name-complex="Calibri Light" style:font-size-complex="12pt"/>
    </style:style>
    <style:style style:name="P126" style:family="paragraph" style:parent-style-name="Table_20_Contents">
      <style:paragraph-properties fo:line-height="150%" fo:text-align="center" style:justify-single-word="false"/>
      <style:text-properties style:font-name="Times new roman" fo:font-size="12pt" style:font-name-asian="Arial" style:font-size-asian="12pt" style:font-name-complex="Calibri Light" style:font-size-complex="12pt"/>
    </style:style>
    <style:style style:name="P127" style:family="paragraph" style:parent-style-name="Table_20_Contents">
      <style:paragraph-properties fo:line-height="150%" fo:text-align="center" style:justify-single-word="false"/>
      <style:text-properties style:font-name="Times new roman" fo:font-size="12pt" officeooo:rsid="000c4dff" officeooo:paragraph-rsid="000c4dff" style:font-name-asian="Arial" style:font-size-asian="12pt" style:font-name-complex="Calibri Light" style:font-size-complex="12pt"/>
    </style:style>
    <style:style style:name="P128" style:family="paragraph" style:parent-style-name="Table_20_Contents">
      <style:paragraph-properties fo:line-height="150%" fo:text-align="center" style:justify-single-word="false"/>
      <style:text-properties style:font-name="Times new roman" fo:font-size="12pt" fo:font-weight="bold" officeooo:rsid="000c4dff" officeooo:paragraph-rsid="000c4dff" style:font-name-asian="Arial" style:font-size-asian="12pt" style:font-weight-asian="bold" style:font-name-complex="Calibri Light" style:font-size-complex="12pt" style:font-weight-complex="bold"/>
    </style:style>
    <style:style style:name="P129" style:family="paragraph" style:parent-style-name="Table_20_Contents">
      <style:paragraph-properties fo:line-height="150%" fo:text-align="center" style:justify-single-word="false"/>
      <style:text-properties style:font-name="Times new roman" fo:font-size="12pt" fo:font-weight="bold" officeooo:rsid="009fcb07" officeooo:paragraph-rsid="009fcb07" style:font-name-asian="Arial" style:font-size-asian="12pt" style:font-weight-asian="bold" style:font-name-complex="Calibri Light" style:font-size-complex="12pt" style:font-weight-complex="bold"/>
    </style:style>
    <style:style style:name="P130" style:family="paragraph" style:parent-style-name="Table_20_Contents">
      <style:paragraph-properties fo:line-height="150%" fo:text-align="start" style:justify-single-word="false"/>
      <style:text-properties fo:color="#000000" style:font-name="Times new roman" fo:font-size="12pt" fo:font-weight="bold" style:font-name-asian="Arial" style:font-size-asian="12pt" style:font-weight-asian="bold" style:font-name-complex="Calibri Light" style:font-size-complex="12pt" style:font-weight-complex="bold"/>
    </style:style>
    <style:style style:name="P131" style:family="paragraph" style:parent-style-name="Table_20_Contents">
      <style:paragraph-properties fo:line-height="150%" fo:text-align="start" style:justify-single-word="false"/>
      <style:text-properties fo:color="#000000" style:font-name="Times new roman" fo:font-size="12pt" fo:font-weight="normal" style:font-name-asian="Arial" style:font-size-asian="12pt" style:font-weight-asian="normal" style:font-name-complex="Calibri Light" style:font-size-complex="12pt" style:font-weight-complex="normal"/>
    </style:style>
    <style:style style:name="P132" style:family="paragraph" style:parent-style-name="annotation_20_text">
      <style:paragraph-properties fo:line-height="150%" fo:text-align="center" style:justify-single-word="false"/>
      <style:text-properties fo:color="#000000" style:font-name="Times new roman" fo:font-size="12pt" fo:font-weight="bold" officeooo:paragraph-rsid="00329d3d" style:font-size-asian="12pt" style:font-weight-asian="bold" style:font-name-complex="Calibri2" style:font-size-complex="12pt"/>
    </style:style>
    <style:style style:name="P133" style:family="paragraph" style:parent-style-name="Cover_20_Title">
      <style:paragraph-properties fo:margin-left="0cm" fo:margin-right="-0.584cm" fo:margin-top="0cm" fo:margin-bottom="0cm" loext:contextual-spacing="false" fo:line-height="150%" fo:text-align="center" style:justify-single-word="false" fo:text-indent="0cm" style:auto-text-indent="false"/>
      <style:text-properties fo:color="#000000" style:font-name="Calibri1" fo:font-size="15pt" fo:letter-spacing="normal" fo:language="en" fo:country="GB" fo:font-weight="bold" officeooo:rsid="0018a82c" officeooo:paragraph-rsid="00449b91" style:font-name-asian="Times New Roman" style:font-size-asian="15pt" style:font-weight-asian="bold" style:font-name-complex="Calibri2" style:font-size-complex="15pt" style:font-weight-complex="bold"/>
    </style:style>
    <style:style style:name="P134" style:family="paragraph" style:parent-style-name="Standard">
      <loext:graphic-properties draw:fill="none"/>
      <style:paragraph-properties fo:margin-left="0cm" fo:margin-right="0.31cm" fo:line-height="150%" fo:text-align="start" style:justify-single-word="false" fo:text-indent="0cm" style:auto-text-indent="false" fo:background-color="transparent" style:snap-to-layout-grid="false"/>
      <style:text-properties fo:color="#000000" style:font-name="Times new roman" fo:font-size="12pt" fo:font-weight="normal" officeooo:rsid="00733570" officeooo:paragraph-rsid="00754ab3"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31cm" fo:line-height="150%" fo:text-align="start" style:justify-single-word="false" fo:text-indent="0cm" style:auto-text-indent="false" fo:background-color="transparent" style:snap-to-layout-grid="false"/>
      <style:text-properties fo:color="#000000" style:font-name="Times new roman" fo:font-size="12pt" fo:font-weight="normal" officeooo:rsid="00733570" officeooo:paragraph-rsid="009c3086"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31cm" fo:line-height="150%" fo:text-align="start" style:justify-single-word="false" fo:text-indent="0cm" style:auto-text-indent="false" fo:background-color="transparent" style:snap-to-layout-grid="false"/>
      <style:text-properties fo:color="#000000" style:font-name="Times new roman" fo:font-size="12pt" fo:font-weight="normal" officeooo:rsid="00b5f6de" officeooo:paragraph-rsid="00b5f6de" style:font-size-asian="12pt" style:font-weight-asian="normal" style:font-size-complex="12pt" style:font-weight-complex="normal"/>
    </style:style>
    <style:style style:name="P137" style:family="paragraph" style:parent-style-name="Table_20_Contents">
      <style:paragraph-properties fo:line-height="150%" fo:text-align="center" style:justify-single-word="false"/>
      <style:text-properties style:font-name="Times new roman" fo:font-size="12pt" officeooo:rsid="00d0f621" officeooo:paragraph-rsid="00d0f621" style:font-name-asian="Arial" style:font-size-asian="12pt" style:font-name-complex="Calibri Light" style:font-size-complex="12pt"/>
    </style:style>
    <style:style style:name="P138" style:family="paragraph" style:parent-style-name="Table_20_Contents">
      <style:paragraph-properties fo:line-height="150%" fo:text-align="center" style:justify-single-word="false"/>
      <style:text-properties style:font-name="Times new roman" fo:font-size="12pt" fo:font-weight="bold" officeooo:rsid="00d15dce" officeooo:paragraph-rsid="00d15dce" style:font-name-asian="Arial" style:font-size-asian="12pt" style:font-weight-asian="bold" style:font-name-complex="Calibri Light" style:font-size-complex="12pt" style:font-weight-complex="bold"/>
    </style:style>
    <style:style style:name="P139" style:family="paragraph" style:parent-style-name="Table_20_Contents">
      <style:paragraph-properties fo:line-height="150%" fo:text-align="center" style:justify-single-word="false"/>
      <style:text-properties style:font-name="Times new roman" fo:font-size="12pt" fo:font-weight="bold" officeooo:rsid="000c4dff" officeooo:paragraph-rsid="000c4dff" style:font-name-asian="Arial" style:font-size-asian="12pt" style:font-weight-asian="bold" style:font-name-complex="Calibri Light" style:font-size-complex="12pt" style:font-weight-complex="bold"/>
    </style:style>
    <style:style style:name="P140" style:family="paragraph" style:parent-style-name="Header">
      <style:paragraph-properties fo:line-height="150%" fo:text-align="justify" style:justify-single-word="false"/>
      <style:text-properties fo:color="#000000" style:font-name="Times new roman" fo:font-size="11pt" officeooo:rsid="00bfb125" officeooo:paragraph-rsid="00bfb125" style:font-size-asian="11pt" style:font-size-complex="11pt"/>
    </style:style>
    <style:style style:name="P141"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7f80c" officeooo:paragraph-rsid="00b7f80c" style:font-name-asian="Arial" style:font-size-asian="12pt" style:font-style-asian="normal" style:font-weight-asian="normal" style:font-name-complex="Calibri Light" style:font-size-complex="12pt" style:font-weight-complex="normal" style:text-emphasize="none"/>
    </style:style>
    <style:style style:name="P142"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1a8b0" officeooo:paragraph-rsid="0061a8b0" style:font-name-asian="Arial" style:font-size-asian="12pt" style:font-style-asian="normal" style:font-weight-asian="normal" style:font-name-complex="Calibri Light" style:font-size-complex="12pt" style:font-weight-complex="normal" style:text-emphasize="none"/>
    </style:style>
    <style:style style:name="P143"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90c5f" style:font-size-asian="12pt" style:font-style-asian="normal" style:font-weight-asian="normal" style:font-size-complex="12pt" style:font-weight-complex="normal" style:text-emphasize="none"/>
    </style:style>
    <style:style style:name="P144" style:family="paragraph" style:parent-style-name="Standard">
      <style:paragraph-properties fo:line-height="150%" fo:text-align="start" style:justify-single-word="false"/>
      <style:text-properties fo:color="#000000" style:font-name="Times new roman" fo:font-size="12pt" fo:font-weight="normal" officeooo:paragraph-rsid="0061a8b0" style:font-name-asian="Arial" style:font-size-asian="12pt" style:font-weight-asian="normal" style:font-name-complex="Calibri Light" style:font-size-complex="12pt" style:font-weight-complex="normal"/>
    </style:style>
    <style:style style:name="P145" style:family="paragraph" style:parent-style-name="Standard">
      <style:paragraph-properties fo:line-height="150%" fo:text-align="start" style:justify-single-word="false" style:writing-mode="lr-tb"/>
      <style:text-properties fo:color="#000000" style:text-outline="false" style:text-line-through-style="none" style:text-line-through-type="none" style:font-name="Times new roman" fo:font-size="11pt" fo:font-style="normal" fo:text-shadow="none" style:text-underline-style="none" fo:font-weight="normal" officeooo:rsid="00bfb125" officeooo:paragraph-rsid="00bfb125" style:font-size-asian="11pt" style:font-style-asian="normal" style:font-weight-asian="normal" style:font-size-complex="11pt" style:font-weight-complex="normal" style:text-emphasize="none"/>
    </style:style>
    <style:style style:name="P146" style:family="paragraph" style:parent-style-name="Heading_20_1">
      <style:paragraph-properties fo:text-align="start" style:justify-single-word="false">
        <style:tab-stops>
          <style:tab-stop style:position="5.874cm" style:type="center"/>
          <style:tab-stop style:position="6.35cm"/>
        </style:tab-stops>
      </style:paragraph-properties>
      <style:text-properties fo:font-variant="small-caps" style:font-name="Times new roman" fo:font-size="16pt" fo:font-weight="bold" officeooo:rsid="0018a82c" officeooo:paragraph-rsid="001830ea" style:font-name-asian="Calibri" style:font-size-asian="16pt" style:font-weight-asian="bold" style:font-name-complex="Calibri Light" style:font-size-complex="10pt" style:font-weight-complex="bold"/>
    </style:style>
    <style:style style:name="P147" style:family="paragraph" style:parent-style-name="Heading_20_1">
      <style:paragraph-properties fo:text-align="start" style:justify-single-word="false">
        <style:tab-stops>
          <style:tab-stop style:position="5.874cm" style:type="center"/>
          <style:tab-stop style:position="6.35cm"/>
        </style:tab-stops>
      </style:paragraph-properties>
      <style:text-properties style:font-name="Times new roman" fo:font-size="16pt" officeooo:paragraph-rsid="001830ea" style:font-size-asian="16pt" style:font-name-complex="Calibri Light" style:font-size-complex="16pt"/>
    </style:style>
    <style:style style:name="P148" style:family="paragraph" style:parent-style-name="CellHead">
      <style:paragraph-properties fo:text-align="start" style:justify-single-word="false">
        <style:tab-stops>
          <style:tab-stop style:position="5.874cm" style:type="center"/>
          <style:tab-stop style:position="6.35cm"/>
        </style:tab-stops>
      </style:paragraph-properties>
      <style:text-properties style:font-name="Times new roman" fo:font-size="16pt" officeooo:rsid="00329d3d" officeooo:paragraph-rsid="000aba6b" style:font-size-asian="16pt" style:font-name-complex="Calibri Light" style:font-size-complex="16pt"/>
    </style:style>
    <style:style style:name="T1" style:family="text">
      <style:text-properties style:font-name="Calibri1" fo:font-size="11pt" style:font-size-asian="11pt" style:font-size-complex="11pt"/>
    </style:style>
    <style:style style:name="T2" style:family="text">
      <style:text-properties style:font-name="Times new roman"/>
    </style:style>
    <style:style style:name="T3" style:family="text">
      <style:text-properties style:font-name="Times new roman" style:font-weight-complex="bold"/>
    </style:style>
    <style:style style:name="T4" style:family="text">
      <style:text-properties fo:color="#000000" fo:font-size="11pt" style:text-underline-style="none" officeooo:rsid="002a3c69" fo:background-color="#ffffff" loext:char-shading-value="0" style:font-size-asian="11pt" style:font-name-complex="Calibri2" style:font-size-complex="11pt"/>
    </style:style>
    <style:style style:name="T5" style:family="text">
      <style:text-properties fo:color="#000000" fo:font-size="11pt" style:text-underline-style="none" officeooo:rsid="002b9d84" fo:background-color="#ffffff" loext:char-shading-value="0" style:font-size-asian="11pt" style:font-name-complex="Calibri2" style:font-size-complex="11pt"/>
    </style:style>
    <style:style style:name="T6" style:family="text">
      <style:text-properties fo:color="#000000" fo:font-size="11pt" style:font-size-asian="11pt" style:font-size-complex="11pt"/>
    </style:style>
    <style:style style:name="T7" style:family="text">
      <style:text-properties fo:color="#000000" fo:font-size="11pt" officeooo:rsid="0034fc19" style:font-size-asian="11pt" style:font-size-complex="11pt"/>
    </style:style>
    <style:style style:name="T8" style:family="text">
      <style:text-properties fo:color="#000000" style:text-outline="false" style:text-line-through-style="none" style:text-line-through-type="none" fo:font-size="12pt" fo:font-style="normal" fo:text-shadow="none" style:text-underline-style="none" officeooo:rsid="005c4643" fo:background-color="#ffffff" loext:char-shading-value="0" style:font-name-asian="Arial" style:font-size-asian="12pt" style:font-style-asian="normal" style:font-name-complex="Calibri Light" style:font-size-complex="12pt" style:text-emphasize="none"/>
    </style:style>
    <style:style style:name="T9" style:family="text">
      <style:text-properties fo:color="#000000" style:text-outline="false" style:text-line-through-style="none" style:text-line-through-type="none" fo:font-size="12pt" fo:font-style="normal" fo:text-shadow="none" style:text-underline-style="none" officeooo:rsid="000cb260" fo:background-color="#ffffff" loext:char-shading-value="0" style:font-name-asian="Arial" style:font-size-asian="12pt" style:font-style-asian="normal" style:font-name-complex="Calibri Light" style:font-size-complex="12pt" style:text-emphasize="none"/>
    </style:style>
    <style:style style:name="T10" style:family="text">
      <style:text-properties fo:color="#000000" style:text-outline="false" style:text-line-through-style="none" style:text-line-through-type="none" fo:font-size="12pt" fo:font-style="normal" fo:text-shadow="none" style:text-underline-style="none" officeooo:rsid="00b5f6de" fo:background-color="#ffffff" loext:char-shading-value="0" style:font-name-asian="Arial" style:font-size-asian="12pt" style:font-style-asian="normal" style:font-name-complex="Calibri Light" style:font-size-complex="12pt" style:text-emphasize="none"/>
    </style:style>
    <style:style style:name="T11" style:family="text">
      <style:text-properties fo:color="#000000" officeooo:rsid="000cb260" style:font-name-asian="Arial" style:language-asian="ar" style:country-asian="SA" style:font-name-complex="FreeSans" style:language-complex="ar" style:country-complex="SA"/>
    </style:style>
    <style:style style:name="T12" style:family="text">
      <style:text-properties fo:color="#000000" officeooo:rsid="0018dd79" style:font-name-asian="Arial" style:language-asian="ar" style:country-asian="SA" style:font-name-complex="FreeSans" style:language-complex="ar" style:country-complex="SA"/>
    </style:style>
    <style:style style:name="T13" style:family="text">
      <style:text-properties fo:color="#000000" officeooo:rsid="00329d3d" style:font-name-asian="Arial" style:language-asian="ar" style:country-asian="SA" style:font-name-complex="FreeSans" style:language-complex="ar" style:country-complex="SA"/>
    </style:style>
    <style:style style:name="T14" style:family="text">
      <style:text-properties fo:color="#000000" officeooo:rsid="00cf7858" style:font-name-asian="Arial" style:language-asian="ar" style:country-asian="SA" style:font-name-complex="FreeSans" style:language-complex="ar" style:country-complex="SA"/>
    </style:style>
    <style:style style:name="T15" style:family="text">
      <style:text-properties fo:color="#000000" fo:language="en" fo:country="US" fo:font-weight="normal" officeooo:rsid="0018a82c" style:font-name-asian="Times New Roman1" style:language-asian="en" style:country-asian="US" style:font-weight-asian="normal" style:font-name-complex="Calibri" style:font-weight-complex="normal"/>
    </style:style>
    <style:style style:name="T16" style:family="text">
      <style:text-properties fo:color="#000000" fo:language="en" fo:country="US" fo:font-weight="normal" officeooo:rsid="0018a82c" style:letter-kerning="true" style:font-name-asian="Times New Roman1" style:language-asian="en" style:country-asian="US" style:font-weight-asian="normal" style:font-name-complex="Calibri" style:language-complex="ar" style:country-complex="SA" style:font-weight-complex="normal"/>
    </style:style>
    <style:style style:name="T17" style:family="text">
      <style:text-properties fo:color="#000000" fo:language="en" fo:country="US" fo:font-weight="normal" officeooo:rsid="0057f7d7" style:letter-kerning="true" style:font-name-asian="Times New Roman1" style:language-asian="en" style:country-asian="US" style:font-weight-asian="normal" style:font-name-complex="Calibri" style:language-complex="ar" style:country-complex="SA" style:font-weight-complex="normal"/>
    </style:style>
    <style:style style:name="T18" style:family="text">
      <style:text-properties fo:color="#000000" fo:font-size="14pt" fo:font-weight="bold" officeooo:rsid="00329d3d" style:font-size-asian="14pt" style:font-weight-asian="bold" style:font-name-complex="Calibri Light" style:font-size-complex="14pt" style:font-weight-complex="bold"/>
    </style:style>
    <style:style style:name="T19" style:family="text">
      <style:text-properties fo:color="#000000" fo:font-size="14pt" fo:font-weight="bold" officeooo:rsid="0037c96f" style:font-size-asian="14pt" style:font-weight-asian="bold" style:font-name-complex="Calibri Light" style:font-size-complex="14pt" style:font-weight-complex="bold"/>
    </style:style>
    <style:style style:name="T20" style:family="text">
      <style:text-properties fo:text-transform="uppercase" fo:color="#000000" fo:font-size="11pt" style:text-underline-style="none" officeooo:rsid="002a3c69" fo:background-color="#ffffff" loext:char-shading-value="0" style:font-size-asian="11pt" style:font-name-complex="Calibri2" style:font-size-complex="11pt"/>
    </style:style>
    <style:style style:name="T21" style:family="text">
      <style:text-properties style:text-position="super 58%" style:font-name-complex="Calibri Light"/>
    </style:style>
    <style:style style:name="T22" style:family="text">
      <style:text-properties style:font-name-complex="Calibri Light"/>
    </style:style>
    <style:style style:name="T23" style:family="text">
      <style:text-properties officeooo:rsid="0021518b" style:font-name-complex="Calibri Light"/>
    </style:style>
    <style:style style:name="T24" style:family="text">
      <style:text-properties officeooo:rsid="0018a82c" style:font-name-complex="Calibri Light"/>
    </style:style>
    <style:style style:name="T25" style:family="text">
      <style:text-properties style:text-outline="false" style:text-line-through-style="none" style:text-line-through-type="none" fo:font-style="normal" fo:text-shadow="none" style:text-underline-style="none" style:font-style-asian="normal" style:text-emphasize="none"/>
    </style:style>
    <style:style style:name="T26" style:family="text">
      <style:text-properties style:text-outline="false" style:text-line-through-style="none" style:text-line-through-type="none" fo:font-style="normal" fo:text-shadow="none" style:text-underline-style="none" officeooo:rsid="0012c76f" style:font-style-asian="normal" style:text-emphasize="none"/>
    </style:style>
    <style:style style:name="T27" style:family="text">
      <style:text-properties style:text-outline="false" style:text-line-through-style="none" style:text-line-through-type="none" fo:font-style="normal" fo:text-shadow="none" style:text-underline-style="none" officeooo:rsid="00169073" style:font-style-asian="normal" style:text-emphasize="none"/>
    </style:style>
    <style:style style:name="T28" style:family="text">
      <style:text-properties style:text-outline="false" style:text-line-through-style="none" style:text-line-through-type="none" fo:font-style="normal" fo:text-shadow="none" style:text-underline-style="none" officeooo:rsid="005dfda1" style:font-style-asian="normal" style:text-emphasize="none"/>
    </style:style>
    <style:style style:name="T29" style:family="text">
      <style:text-properties style:text-outline="false" style:text-line-through-style="none" style:text-line-through-type="none" fo:font-style="normal" fo:text-shadow="none" style:text-underline-style="none" officeooo:rsid="0061a8b0" style:font-style-asian="normal" style:text-emphasize="none"/>
    </style:style>
    <style:style style:name="T30" style:family="text">
      <style:text-properties style:text-outline="false" style:text-line-through-style="none" style:text-line-through-type="none" fo:font-style="normal" fo:text-shadow="none" style:text-underline-style="none" officeooo:rsid="0064b06a" style:font-style-asian="normal" style:text-emphasize="none"/>
    </style:style>
    <style:style style:name="T31" style:family="text">
      <style:text-properties style:text-outline="false" style:text-line-through-style="none" style:text-line-through-type="none" fo:font-style="normal" fo:text-shadow="none" style:text-underline-style="none" officeooo:rsid="006afce9" style:font-style-asian="normal" style:text-emphasize="none"/>
    </style:style>
    <style:style style:name="T32" style:family="text">
      <style:text-properties style:text-outline="false" style:text-line-through-style="none" style:text-line-through-type="none" fo:font-style="normal" fo:text-shadow="none" style:text-underline-style="none" officeooo:rsid="0062f9bb" style:font-style-asian="normal" style:text-emphasize="none"/>
    </style:style>
    <style:style style:name="T33" style:family="text">
      <style:text-properties style:text-outline="false" style:text-line-through-style="none" style:text-line-through-type="none" fo:font-style="normal" fo:text-shadow="none" style:text-underline-style="none" officeooo:rsid="00743b43" style:font-style-asian="normal" style:text-emphasize="none"/>
    </style:style>
    <style:style style:name="T34" style:family="text">
      <style:text-properties style:text-outline="false" style:text-line-through-style="none" style:text-line-through-type="none" fo:font-style="normal" fo:text-shadow="none" style:text-underline-style="none" officeooo:rsid="00775b2f" style:font-style-asian="normal" style:text-emphasize="none"/>
    </style:style>
    <style:style style:name="T35" style:family="text">
      <style:text-properties style:text-outline="false" style:text-line-through-style="none" style:text-line-through-type="none" fo:font-style="normal" fo:text-shadow="none" style:text-underline-style="none" officeooo:rsid="00787feb" style:font-style-asian="normal" style:text-emphasize="none"/>
    </style:style>
    <style:style style:name="T36" style:family="text">
      <style:text-properties style:text-outline="false" style:text-line-through-style="none" style:text-line-through-type="none" fo:font-style="normal" fo:text-shadow="none" style:text-underline-style="none" officeooo:rsid="007b2360" style:font-style-asian="normal" style:text-emphasize="none"/>
    </style:style>
    <style:style style:name="T37" style:family="text">
      <style:text-properties style:text-outline="false" style:text-line-through-style="none" style:text-line-through-type="none" fo:font-style="normal" fo:text-shadow="none" style:text-underline-style="none" officeooo:rsid="007eb8ee" style:font-style-asian="normal" style:text-emphasize="none"/>
    </style:style>
    <style:style style:name="T38" style:family="text">
      <style:text-properties style:text-outline="false" style:text-line-through-style="none" style:text-line-through-type="none" fo:font-style="normal" fo:text-shadow="none" style:text-underline-style="none" officeooo:rsid="00800677" style:font-style-asian="normal" style:text-emphasize="none"/>
    </style:style>
    <style:style style:name="T39" style:family="text">
      <style:text-properties style:text-outline="false" style:text-line-through-style="none" style:text-line-through-type="none" fo:font-style="normal" fo:text-shadow="none" style:text-underline-style="none" officeooo:rsid="0082f5de" style:font-style-asian="normal" style:text-emphasize="none"/>
    </style:style>
    <style:style style:name="T40" style:family="text">
      <style:text-properties style:text-outline="false" style:text-line-through-style="none" style:text-line-through-type="none" fo:font-style="normal" fo:text-shadow="none" style:text-underline-style="none" officeooo:rsid="00811eda" style:font-style-asian="normal" style:text-emphasize="none"/>
    </style:style>
    <style:style style:name="T41" style:family="text">
      <style:text-properties style:text-outline="false" style:text-line-through-style="none" style:text-line-through-type="none" fo:font-style="normal" fo:text-shadow="none" style:text-underline-style="none" officeooo:rsid="008fd7a3" style:font-style-asian="normal" style:text-emphasize="none"/>
    </style:style>
    <style:style style:name="T42" style:family="text">
      <style:text-properties style:text-outline="false" style:text-line-through-style="none" style:text-line-through-type="none" fo:font-style="normal" fo:text-shadow="none" style:text-underline-style="none" officeooo:rsid="00902474" style:font-style-asian="normal" style:text-emphasize="none"/>
    </style:style>
    <style:style style:name="T43" style:family="text">
      <style:text-properties style:text-outline="false" style:text-line-through-style="none" style:text-line-through-type="none" fo:font-style="normal" fo:text-shadow="none" style:text-underline-style="none" officeooo:rsid="0092e857" style:font-style-asian="normal" style:text-emphasize="none"/>
    </style:style>
    <style:style style:name="T44" style:family="text">
      <style:text-properties style:text-outline="false" style:text-line-through-style="none" style:text-line-through-type="none" fo:font-style="normal" fo:text-shadow="none" style:text-underline-style="none" officeooo:rsid="009c3086" style:font-style-asian="normal" style:text-emphasize="none"/>
    </style:style>
    <style:style style:name="T45" style:family="text">
      <style:text-properties style:text-outline="false" style:text-line-through-style="none" style:text-line-through-type="none" fo:font-style="normal" fo:text-shadow="none" style:text-underline-style="none" officeooo:rsid="00a031b0" style:font-style-asian="normal" style:text-emphasize="none"/>
    </style:style>
    <style:style style:name="T46" style:family="text">
      <style:text-properties style:text-outline="false" style:text-line-through-style="none" style:text-line-through-type="none" fo:font-style="normal" fo:text-shadow="none" style:text-underline-style="none" officeooo:rsid="00a2aede" style:font-style-asian="normal" style:text-emphasize="none"/>
    </style:style>
    <style:style style:name="T47" style:family="text">
      <style:text-properties style:text-outline="false" style:text-line-through-style="none" style:text-line-through-type="none" fo:font-style="normal" fo:text-shadow="none" style:text-underline-style="none" officeooo:rsid="00a309f1" style:font-style-asian="normal" style:text-emphasize="none"/>
    </style:style>
    <style:style style:name="T48" style:family="text">
      <style:text-properties style:text-outline="false" style:text-line-through-style="none" style:text-line-through-type="none" fo:font-style="normal" fo:text-shadow="none" style:text-underline-style="none" officeooo:rsid="00a4b8ba" style:font-style-asian="normal" style:text-emphasize="none"/>
    </style:style>
    <style:style style:name="T49" style:family="text">
      <style:text-properties style:text-outline="false" style:text-line-through-style="none" style:text-line-through-type="none" fo:font-style="normal" fo:text-shadow="none" style:text-underline-style="none" officeooo:rsid="00a58a92" style:font-style-asian="normal" style:text-emphasize="none"/>
    </style:style>
    <style:style style:name="T50" style:family="text">
      <style:text-properties style:text-outline="false" style:text-line-through-style="none" style:text-line-through-type="none" fo:font-style="normal" fo:text-shadow="none" style:text-underline-style="none" officeooo:rsid="00b0b586" style:font-style-asian="normal" style:text-emphasize="none"/>
    </style:style>
    <style:style style:name="T51" style:family="text">
      <style:text-properties style:text-outline="false" style:text-line-through-style="none" style:text-line-through-type="none" fo:font-style="normal" fo:text-shadow="none" style:text-underline-style="none" officeooo:rsid="00b7f80c" style:font-style-asian="normal" style:text-emphasize="none"/>
    </style:style>
    <style:style style:name="T52" style:family="text">
      <style:text-properties style:text-outline="false" style:text-line-through-style="none" style:text-line-through-type="none" fo:font-style="normal" fo:text-shadow="none" style:text-underline-style="none" officeooo:rsid="00b817f9" style:font-style-asian="normal" style:text-emphasize="none"/>
    </style:style>
    <style:style style:name="T53" style:family="text">
      <style:text-properties style:text-outline="false" style:text-line-through-style="none" style:text-line-through-type="none" fo:font-style="normal" fo:text-shadow="none" style:text-underline-style="none" officeooo:rsid="000cb260" style:font-style-asian="normal" style:text-emphasize="none"/>
    </style:style>
    <style:style style:name="T54" style:family="text">
      <style:text-properties style:text-outline="false" style:text-line-through-style="none" style:text-line-through-type="none" fo:font-style="normal" fo:text-shadow="none" style:text-underline-style="none" officeooo:rsid="005c4643" style:font-style-asian="normal" style:text-emphasize="none"/>
    </style:style>
    <style:style style:name="T55" style:family="text">
      <style:text-properties style:text-outline="false" style:text-line-through-style="none" style:text-line-through-type="none" fo:font-style="normal" fo:text-shadow="none" style:text-underline-style="none" officeooo:rsid="00d0bddc" style:font-style-asian="normal" style:text-emphasize="none"/>
    </style:style>
    <style:style style:name="T56" style:family="text">
      <style:text-properties style:text-outline="false" style:text-line-through-style="none" style:text-line-through-type="none" fo:font-style="normal" fo:text-shadow="none" style:text-underline-style="none" officeooo:rsid="00743b43" style:font-name-asian="Arial" style:language-asian="ar" style:country-asian="SA" style:font-style-asian="normal" style:font-name-complex="Calibri Light" style:language-complex="ar" style:country-complex="SA" style:text-emphasize="none"/>
    </style:style>
    <style:style style:name="T57" style:family="text">
      <style:text-properties style:text-outline="false" style:text-line-through-style="none" style:text-line-through-type="none" fo:font-style="normal" fo:text-shadow="none" style:text-underline-style="none" officeooo:rsid="00754ab3" style:font-name-asian="Arial" style:language-asian="ar" style:country-asian="SA" style:font-style-asian="normal" style:font-name-complex="Calibri Light" style:language-complex="ar" style:country-complex="SA" style:text-emphasize="none"/>
    </style:style>
    <style:style style:name="T58" style:family="text">
      <style:text-properties style:text-outline="false" style:text-line-through-style="none" style:text-line-through-type="none" fo:font-style="normal" fo:text-shadow="none" style:text-underline-style="none" officeooo:rsid="008e53a7" style:font-name-asian="Arial" style:language-asian="ar" style:country-asian="SA" style:font-style-asian="normal" style:font-name-complex="Calibri Light" style:language-complex="ar" style:country-complex="SA" style:text-emphasize="none"/>
    </style:style>
    <style:style style:name="T59" style:family="text">
      <style:text-properties style:text-outline="false" style:text-line-through-style="none" style:text-line-through-type="none" fo:font-style="normal" fo:text-shadow="none" style:text-underline-style="none" officeooo:rsid="009c3086" style:font-name-asian="Arial" style:language-asian="ar" style:country-asian="SA" style:font-style-asian="normal" style:font-name-complex="Calibri Light" style:language-complex="ar" style:country-complex="SA" style:text-emphasize="none"/>
    </style:style>
    <style:style style:name="T60" style:family="text">
      <style:text-properties style:text-outline="false" style:text-line-through-style="none" style:text-line-through-type="none" fo:font-style="normal" fo:text-shadow="none" style:text-underline-style="none" style:font-name-asian="Arial" style:language-asian="ar" style:country-asian="SA" style:font-style-asian="normal" style:font-name-complex="FreeSans" style:language-complex="ar" style:country-complex="SA" style:text-emphasize="none"/>
    </style:style>
    <style:style style:name="T61" style:family="text">
      <style:text-properties style:text-outline="false" style:text-line-through-style="none" style:text-line-through-type="none" fo:font-style="normal" fo:text-shadow="none" style:text-underline-style="none" officeooo:rsid="00a031b0" style:font-name-asian="Arial" style:language-asian="ar" style:country-asian="SA" style:font-style-asian="normal" style:font-name-complex="FreeSans" style:language-complex="ar" style:country-complex="SA" style:text-emphasize="none"/>
    </style:style>
    <style:style style:name="T62" style:family="text">
      <style:text-properties style:font-name-asian="Arial" style:language-asian="ar" style:country-asian="SA" style:font-name-complex="FreeSans" style:language-complex="ar" style:country-complex="SA"/>
    </style:style>
    <style:style style:name="T63" style:family="text">
      <style:text-properties officeooo:rsid="005c4643" style:font-name-asian="Arial" style:language-asian="ar" style:country-asian="SA" style:font-name-complex="FreeSans" style:language-complex="ar" style:country-complex="SA"/>
    </style:style>
    <style:style style:name="T64" style:family="text">
      <style:text-properties officeooo:rsid="005dfda1" style:font-name-asian="Arial" style:language-asian="ar" style:country-asian="SA" style:font-name-complex="FreeSans" style:language-complex="ar" style:country-complex="SA"/>
    </style:style>
    <style:style style:name="T65" style:family="text">
      <style:text-properties officeooo:rsid="00693c49" style:font-name-asian="Arial" style:language-asian="ar" style:country-asian="SA" style:font-name-complex="FreeSans" style:language-complex="ar" style:country-complex="SA"/>
    </style:style>
    <style:style style:name="T66" style:family="text">
      <style:text-properties officeooo:rsid="006afce9" style:font-name-asian="Arial" style:language-asian="ar" style:country-asian="SA" style:font-name-complex="FreeSans" style:language-complex="ar" style:country-complex="SA"/>
    </style:style>
    <style:style style:name="T67" style:family="text">
      <style:text-properties officeooo:rsid="00743b43" style:font-name-asian="Arial" style:language-asian="ar" style:country-asian="SA" style:font-name-complex="FreeSans" style:language-complex="ar" style:country-complex="SA"/>
    </style:style>
    <style:style style:name="T68" style:family="text">
      <style:text-properties officeooo:rsid="008e53a7" style:font-name-asian="Arial" style:language-asian="ar" style:country-asian="SA" style:font-name-complex="FreeSans" style:language-complex="ar" style:country-complex="SA"/>
    </style:style>
    <style:style style:name="T69" style:family="text">
      <style:text-properties fo:font-weight="bold" style:font-weight-asian="bold" style:font-weight-complex="bold"/>
    </style:style>
    <style:style style:name="T70" style:family="text">
      <style:text-properties officeooo:rsid="001830ea"/>
    </style:style>
    <style:style style:name="T71" style:family="text">
      <style:text-properties fo:font-variant="small-caps" fo:font-weight="bold" officeooo:rsid="0018a82c" style:font-name-asian="Calibri" style:font-weight-asian="bold" style:font-size-complex="10pt" style:font-weight-complex="bold"/>
    </style:style>
    <style:style style:name="T72" style:family="text">
      <style:text-properties fo:font-size="12pt" style:font-size-asian="12pt" style:font-size-complex="12pt"/>
    </style:style>
    <style:style style:name="T73" style:family="text">
      <style:text-properties fo:font-size="12pt" officeooo:rsid="0018dd79" style:font-size-asian="12pt" style:font-size-complex="12pt"/>
    </style:style>
    <style:style style:name="T74" style:family="text">
      <style:text-properties officeooo:rsid="0018dd79"/>
    </style:style>
    <style:style style:name="T75" style:family="text">
      <style:text-properties fo:font-size="14pt" fo:font-weight="normal" style:font-size-asian="14pt" style:font-weight-asian="normal" style:font-size-complex="14pt" style:font-weight-complex="normal"/>
    </style:style>
    <style:style style:name="T76" style:family="text">
      <style:text-properties fo:font-size="14pt" fo:font-weight="normal" officeooo:rsid="0018a82c" style:font-size-asian="14pt" style:font-weight-asian="normal" style:font-size-complex="14pt" style:font-weight-complex="normal"/>
    </style:style>
    <style:style style:name="T77" style:family="text">
      <style:text-properties fo:font-size="14pt" officeooo:rsid="00329d3d" style:font-size-asian="14pt" style:font-name-complex="Calibri Light" style:font-size-complex="14pt"/>
    </style:style>
    <style:style style:name="T78" style:family="text">
      <style:text-properties officeooo:rsid="00471b95"/>
    </style:style>
    <style:style style:name="T79" style:family="text">
      <style:text-properties style:font-name="FreeSans" officeooo:rsid="0018a82c" style:font-name-complex="Calibri Light"/>
    </style:style>
    <style:style style:name="T80" style:family="text">
      <style:text-properties officeooo:rsid="0018a82c" style:letter-kerning="true" style:font-name-complex="Calibri Light"/>
    </style:style>
    <style:style style:name="T81" style:family="text">
      <style:text-properties officeooo:rsid="005c4643"/>
    </style:style>
    <style:style style:name="T82" style:family="text">
      <style:text-properties officeooo:rsid="005dfda1"/>
    </style:style>
    <style:style style:name="T83" style:family="text">
      <style:text-properties officeooo:rsid="005f8815"/>
    </style:style>
    <style:style style:name="T84" style:family="text">
      <style:text-properties officeooo:rsid="0068362f"/>
    </style:style>
    <style:style style:name="T85" style:family="text">
      <style:text-properties officeooo:rsid="00693c49"/>
    </style:style>
    <style:style style:name="T86" style:family="text">
      <style:text-properties officeooo:rsid="0072c56a"/>
    </style:style>
    <style:style style:name="T87" style:family="text">
      <style:text-properties officeooo:rsid="00733570"/>
    </style:style>
    <style:style style:name="T88" style:family="text">
      <style:text-properties officeooo:rsid="00754ab3"/>
    </style:style>
    <style:style style:name="T89" style:family="text">
      <style:text-properties officeooo:rsid="007b2360"/>
    </style:style>
    <style:style style:name="T90" style:family="text">
      <style:text-properties officeooo:rsid="00856abb"/>
    </style:style>
    <style:style style:name="T91" style:family="text">
      <style:text-properties officeooo:rsid="008b7825"/>
    </style:style>
    <style:style style:name="T92" style:family="text">
      <style:text-properties officeooo:rsid="008e53a7"/>
    </style:style>
    <style:style style:name="T93" style:family="text">
      <style:text-properties officeooo:rsid="00a0f580"/>
    </style:style>
    <style:style style:name="T94" style:family="text">
      <style:text-properties officeooo:rsid="00b5f6de"/>
    </style:style>
    <style:style style:name="T95" style:family="text">
      <style:text-properties officeooo:rsid="00b8a5aa"/>
    </style:style>
    <style:style style:name="T96" style:family="text">
      <style:text-properties officeooo:rsid="00bcd9a8"/>
    </style:style>
    <style:style style:name="T97" style:family="text">
      <style:text-properties officeooo:rsid="00c33c9b"/>
    </style:style>
    <style:style style:name="T98" style:family="text">
      <style:text-properties officeooo:rsid="00c59484"/>
    </style:style>
    <style:style style:name="T99" style:family="text">
      <style:text-properties officeooo:rsid="00c62c0f"/>
    </style:style>
    <style:style style:name="T100" style:family="text">
      <style:text-properties officeooo:rsid="00cbcaad"/>
    </style:style>
    <style:style style:name="T101" style:family="text">
      <style:text-properties officeooo:rsid="00d0f621"/>
    </style:style>
    <style:style style:name="T102" style:family="text">
      <style:text-properties officeooo:rsid="00d15dc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MULTIMEDIA IMAGE PROCESSING Using OpenCV</text:p>
      <text:p text:style-name="P108"/>
      <text:p text:style-name="P107">Use case Specification</text:p>
      <text:p text:style-name="P109"/>
      <text:p text:style-name="P78">Votary Softech Solutions Pvt. Ltd.</text:p>
      <text:p text:style-name="P79">Plot No: 76, Lumbini layout, <text:line-break/>Near Euro school, <text:line-break/>Gachibowli-I (V), Hyderabad,<text:line-break/>Telangana - 500032, <text:line-break/>India.</text:p>
      <text:p text:style-name="P110"/>
      <text:p text:style-name="P81"/>
      <text:p text:style-name="P111"><text:span text:style-name="T22">Date: 18</text:span><text:span text:style-name="T21">th</text:span><text:span text:style-name="T22"> July 2017</text:span></text:p>
      <text:p text:style-name="P85"/>
      <text:p text:style-name="P85"/>
      <text:p text:style-name="P85"/>
      <text:p text:style-name="P85"/>
      <text:p text:style-name="P85"/>
      <text:p text:style-name="P85"/>
      <text:p text:style-name="P85"/>
      <text:p text:style-name="P85"/>
      <text:p text:style-name="P85"/>
      <text:p text:style-name="P85"/>
      <text:p text:style-name="P86"/>
      <text:p text:style-name="P86"/>
      <text:p text:style-name="P112">Sign-off Sheet</text:p>
      <text:p text:style-name="P112"><text:soft-page-break/></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8">Name</text:p>
            </table:table-cell>
            <table:table-cell table:style-name="Table1.A1" office:value-type="string">
              <text:p text:style-name="P88">Title</text:p>
            </table:table-cell>
            <table:table-cell table:style-name="Table1.A1" office:value-type="string">
              <text:p text:style-name="P88">Signature</text:p>
            </table:table-cell>
            <table:table-cell table:style-name="Table1.D1" office:value-type="string">
              <text:p text:style-name="P88">Date</text:p>
            </table:table-cell>
          </table:table-row>
        </table:table-header-rows>
        <table:table-row table:style-name="Table1.2">
          <table:table-cell table:style-name="Table1.A2" office:value-type="string">
            <text:p text:style-name="P82"/>
          </table:table-cell>
          <table:table-cell table:style-name="Table1.B2" office:value-type="string">
            <text:p text:style-name="P83"/>
          </table:table-cell>
          <table:table-cell table:style-name="Table1.C2" office:value-type="string">
            <text:p text:style-name="P82"/>
          </table:table-cell>
          <table:table-cell table:style-name="Table1.D2" office:value-type="string">
            <text:p text:style-name="P82"/>
          </table:table-cell>
        </table:table-row>
        <table:table-row table:style-name="Table1.2">
          <table:table-cell table:style-name="Table1.A3" office:value-type="string">
            <text:p text:style-name="P82"/>
          </table:table-cell>
          <table:table-cell table:style-name="Table1.B3" office:value-type="string">
            <text:p text:style-name="P105"/>
          </table:table-cell>
          <table:table-cell table:style-name="Table1.C3" office:value-type="string">
            <text:p text:style-name="P82"/>
          </table:table-cell>
          <table:table-cell table:style-name="Table1.D3" office:value-type="string">
            <text:p text:style-name="P82"/>
          </table:table-cell>
        </table:table-row>
        <table:table-row table:style-name="Table1.2">
          <table:table-cell table:style-name="Table1.A4" office:value-type="string">
            <text:p text:style-name="P106"/>
          </table:table-cell>
          <table:table-cell table:style-name="Table1.B4" office:value-type="string">
            <text:p text:style-name="P83"/>
          </table:table-cell>
          <table:table-cell table:style-name="Table1.C4" office:value-type="string">
            <text:p text:style-name="P83"/>
          </table:table-cell>
          <table:table-cell table:style-name="Table1.D4" office:value-type="string">
            <text:p text:style-name="P83"/>
          </table:table-cell>
        </table:table-row>
      </table:table>
      <text:p text:style-name="P59"/>
      <text:p text:style-name="P59"/>
      <text:p text:style-name="P59"/>
      <text:p text:style-name="P113">Revision History</text:p>
      <text:p text:style-name="P89">Template Information:</text:p>
      <text:p text:style-name="P81"/>
      <text:p text:style-name="P102">Document Control Number<text:tab/>:<text:tab/></text:p>
      <text:p text:style-name="P103"><text:span text:style-name="T22">Version<text:tab/>:<text:tab/></text:span><text:bookmark-start text:name="TempVersion"/><text:span text:style-name="T23">1</text:span><text:bookmark-end text:name="TempVersion"/><text:span text:style-name="T23">.0</text:span></text:p>
      <text:p text:style-name="P104">Date<text:tab/>:<text:tab/><text:span text:style-name="T78">10</text:span>-<text:span text:style-name="T78">Nov</text:span>-201<text:span text:style-name="T70">7</text:span></text:p>
      <text:p text:style-name="P84"/>
      <text:p text:style-name="P84"/>
      <text:p text:style-name="P89">Revision History:</text:p>
      <text:p text:style-name="P8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8">Revision #</text:p>
          </table:table-cell>
          <table:table-cell table:style-name="Table2.A1" office:value-type="string">
            <text:p text:style-name="P88">Date</text:p>
          </table:table-cell>
          <table:table-cell table:style-name="Table2.A1" office:value-type="string">
            <text:p text:style-name="P88">Author</text:p>
          </table:table-cell>
          <table:table-cell table:style-name="Table2.A1" office:value-type="string">
            <text:p text:style-name="P88">Reviewed By</text:p>
          </table:table-cell>
          <table:table-cell table:style-name="Table2.E1" office:value-type="string">
            <text:p text:style-name="P88">Description</text:p>
          </table:table-cell>
        </table:table-row>
        <table:table-row table:style-name="Table2.1">
          <table:table-cell table:style-name="Table2.A2" office:value-type="string">
            <text:p text:style-name="P90">1.0</text:p>
          </table:table-cell>
          <table:table-cell table:style-name="Table2.B2" office:value-type="string">
            <text:p text:style-name="P91">21th July 2017</text:p>
          </table:table-cell>
          <table:table-cell table:style-name="Table2.C2" office:value-type="string">
            <text:p text:style-name="P98">Meena.P</text:p>
          </table:table-cell>
          <table:table-cell table:style-name="Table2.D2" office:value-type="string">
            <text:p text:style-name="P93"/>
          </table:table-cell>
          <table:table-cell table:style-name="Table2.E2" office:value-type="string">
            <text:p text:style-name="P93"/>
          </table:table-cell>
        </table:table-row>
        <table:table-row table:style-name="Table2.3">
          <table:table-cell table:style-name="Table2.A3" office:value-type="string">
            <text:p text:style-name="P97"/>
          </table:table-cell>
          <table:table-cell table:style-name="Table2.B3" office:value-type="string">
            <text:p text:style-name="P94"/>
          </table:table-cell>
          <table:table-cell table:style-name="Table2.C3" office:value-type="string">
            <text:p text:style-name="P92"/>
          </table:table-cell>
          <table:table-cell table:style-name="Table2.D3" office:value-type="string">
            <text:p text:style-name="P93"/>
          </table:table-cell>
          <table:table-cell table:style-name="Table2.E3" office:value-type="string">
            <text:p text:style-name="P93"/>
          </table:table-cell>
        </table:table-row>
        <table:table-row table:style-name="Table2.3">
          <table:table-cell table:style-name="Table2.A4" office:value-type="string">
            <text:p text:style-name="P94"/>
          </table:table-cell>
          <table:table-cell table:style-name="Table2.B4" office:value-type="string">
            <text:p text:style-name="P94"/>
          </table:table-cell>
          <table:table-cell table:style-name="Table2.C4" office:value-type="string">
            <text:p text:style-name="P92"/>
          </table:table-cell>
          <table:table-cell table:style-name="Table2.D4" office:value-type="string">
            <text:p text:style-name="P93"/>
          </table:table-cell>
          <table:table-cell table:style-name="Table2.E4" office:value-type="string">
            <text:p text:style-name="P93"/>
          </table:table-cell>
        </table:table-row>
        <table:table-row table:style-name="Table2.1">
          <table:table-cell table:style-name="Table2.A5" office:value-type="string">
            <text:p text:style-name="P94"/>
          </table:table-cell>
          <table:table-cell table:style-name="Table2.B5" office:value-type="string">
            <text:p text:style-name="P94"/>
          </table:table-cell>
          <table:table-cell table:style-name="Table2.C5" office:value-type="string">
            <text:p text:style-name="P92"/>
          </table:table-cell>
          <table:table-cell table:style-name="Table2.D5" office:value-type="string">
            <text:p text:style-name="P93"/>
          </table:table-cell>
          <table:table-cell table:style-name="Table2.E5" office:value-type="string">
            <text:p text:style-name="P93"/>
          </table:table-cell>
        </table:table-row>
        <table:table-row table:style-name="Table2.3">
          <table:table-cell table:style-name="Table2.A6" office:value-type="string">
            <text:p text:style-name="P83"/>
          </table:table-cell>
          <table:table-cell table:style-name="Table2.B6" office:value-type="string">
            <text:p text:style-name="P83"/>
          </table:table-cell>
          <table:table-cell table:style-name="Table2.C6" office:value-type="string">
            <text:p text:style-name="P83"/>
          </table:table-cell>
          <table:table-cell table:style-name="Table2.D6" office:value-type="string">
            <text:p text:style-name="P82"/>
          </table:table-cell>
          <table:table-cell table:style-name="Table2.E6" office:value-type="string">
            <text:p text:style-name="P82"/>
          </table: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24">Table of Contents</text:p>
      <text:p text:style-name="P114">1. <text:s/><text:span text:style-name="T69">Executive Summary -------------------------------------------------------- 04</text:span></text:p>
      <text:p text:style-name="P118"><text:span text:style-name="T75"><text:s text:c="6"/>1.1 </text:span><text:span text:style-name="T76">Project Overview <text:s text:c="4"/>----------------------------------------------------- </text:span><text:span text:style-name="T75">04</text:span></text:p>
      <text:p text:style-name="P118"><text:span text:style-name="T75"><text:s text:c="6"/>1.2 </text:span><text:span text:style-name="T76">Purpose and Scope of this Specification ----------------------------- </text:span><text:span text:style-name="T75">04</text:span></text:p>
      <text:p text:style-name="P117"/>
      <text:p text:style-name="P114">2. <text:s/>Use Cases <text:s/>--------------------------------------------------------------------- 04</text:p>
      <text:p text:style-name="P115"/>
      <text:p text:style-name="P122"><text:span text:style-name="T77">3. Abbreviation</text:span><text:span text:style-name="T18"> ------------------------------------------------------------------ 1</text:span><text:span text:style-name="T19">0</text:span></text:p>
      <text:p text:style-name="P119"/>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p text:style-name="P99"><text:soft-page-break/></text:p>
      <text:h text:style-name="P147" text:outline-level="1"><text:span text:style-name="T71">1. </text:span><text:span text:style-name="T69">Executive Summary</text:span></text:h>
      <text:p text:style-name="P95"/>
      <text:p text:style-name="P96">1.1 Project Overview</text:p>
      <text:p text:style-name="P96"/>
      <text:p text:style-name="P61"><text:span text:style-name="T24"><text:tab/></text:span><text:span text:style-name="T79">I</text:span><text:span text:style-name="T80">mage Processing System process data(captured image) to identify the things or Images or objects based on the pattern implemented by the Algorithm. Image Processing System in the Gateway is implemented in python.</text:span></text:p>
      <text:p text:style-name="P66"/>
      <text:p text:style-name="P62"><text:tab/>Database to store the processed image and details from the image processing system which is implemented in python.</text:p>
      <text:p text:style-name="P60"/>
      <text:p text:style-name="P63">1.2 Purpose and Scope of this Specification</text:p>
      <text:p text:style-name="P63"/>
      <text:p text:style-name="P87"><text:span text:style-name="T15"><text:s text:c="4"/></text:span><text:span text:style-name="T16"><text:s text:c="2"/>The purpose of this document is to provide system architecture and design details of Multimedia Image Processing Using OepnCV. The main objective is </text:span><text:span text:style-name="T17">p</text:span><text:span text:style-name="T16">rocess</text:span><text:span text:style-name="T17">ing a</text:span><text:span text:style-name="T16"> data(captured image) to identify the things or Images or objects based on the pattern implemented by the Algorithm. </text:span></text:p>
      <text:p text:style-name="P120"/>
      <text:p text:style-name="P120"/>
      <text:p text:style-name="P120">2. Use Cases</text:p>
      <text:p text:style-name="P123"><text:span text:style-name="T74"><text:tab/> <text:s text:c="8"/>The following table describe the use cases of </text:span><text:span text:style-name="T14">Multimedia Image Processing using OpenCV for face recognition.</text:span></text:p>
      <text:p text:style-name="P116"><text:span text:style-name="T72">Table </text:span><text:span text:style-name="T73">2.1</text:span><text:span text:style-name="T72"> : Use Case</text:span><text:span text:style-name="T73">s</text:span></text:p>
      <table:table table:name="Usecase" table:style-name="Usecase">
        <table:table-column table:style-name="Usecase.A"/>
        <table:table-column table:style-name="Usecase.B"/>
        <table:table-column table:style-name="Usecase.C"/>
        <table:table-row>
          <table:table-cell table:style-name="Usecase.A1" table:number-rows-spanned="8" office:value-type="string">
            <text:p text:style-name="P125">1</text:p>
          </table:table-cell>
          <table:table-cell table:style-name="Usecase.A1" office:value-type="string">
            <text:p text:style-name="P100">Use Case ID <text:s text:c="4"/></text:p>
          </table:table-cell>
          <table:table-cell table:style-name="Usecase.C1" office:value-type="string">
            <text:p text:style-name="P23"><text:span text:style-name="T81">MM_IP</text:span>_UC_0<text:span text:style-name="T96">1</text:span></text:p>
          </table:table-cell>
        </table:table-row>
        <table:table-row>
          <table:covered-table-cell/>
          <table:table-cell table:style-name="Usecase.B2" office:value-type="string">
            <text:p text:style-name="P100">Use Case Name</text:p>
          </table:table-cell>
          <table:table-cell table:style-name="Usecase.C2" office:value-type="string">
            <text:p text:style-name="P5">GUI</text:p>
          </table:table-cell>
        </table:table-row>
        <table:table-row>
          <table:covered-table-cell/>
          <table:table-cell table:style-name="Usecase.B2" office:value-type="string">
            <text:p text:style-name="P25">Functionality</text:p>
          </table:table-cell>
          <table:table-cell table:style-name="Usecase.C3" office:value-type="string">
            <text:p text:style-name="P28"><text:span text:style-name="T26">L</text:span><text:span text:style-name="T25">ocal</text:span></text:p>
          </table:table-cell>
        </table:table-row>
        <table:table-row>
          <table:covered-table-cell/>
          <table:table-cell table:style-name="Usecase.B2" office:value-type="string">
            <text:p text:style-name="P100">Actors</text:p>
          </table:table-cell>
          <table:table-cell table:style-name="Usecase.C4" office:value-type="string">
            <text:p text:style-name="P80"><text:span text:style-name="T62">I</text:span><text:span text:style-name="T63">mage processing </text:span><text:span text:style-name="T64">from local directory</text:span></text:p>
          </table:table-cell>
        </table:table-row>
        <table:table-row>
          <table:covered-table-cell/>
          <table:table-cell table:style-name="Usecase.B2" office:value-type="string">
            <text:p text:style-name="P100">Description</text:p>
          </table:table-cell>
          <table:table-cell table:style-name="Usecase.C5" office:value-type="string">
            <text:p text:style-name="P3">To check <text:span text:style-name="T82">local images are processing or not.</text:span></text:p>
          </table:table-cell>
        </table:table-row>
        <table:table-row>
          <table:covered-table-cell/>
          <table:table-cell table:style-name="Usecase.B2" office:value-type="string">
            <text:p text:style-name="P100">Trigger</text:p>
          </table:table-cell>
          <table:table-cell table:style-name="Usecase.C6" office:value-type="string">
            <text:p text:style-name="P26"><text:span text:style-name="T27">1. </text:span><text:span text:style-name="T28">able to access local images of any directory.</text:span></text:p>
            <text:p text:style-name="P26"><text:span text:style-name="T27">2. </text:span><text:span text:style-name="T28">able to access image of all type of image extension</text:span><text:span text:style-name="T25">.</text:span></text:p>
          </table:table-cell>
        </table:table-row>
        <table:table-row>
          <table:covered-table-cell/>
          <table:table-cell table:style-name="Usecase.B2" office:value-type="string">
            <text:p text:style-name="P100">Preconditions</text:p>
          </table:table-cell>
          <table:table-cell table:style-name="Usecase.C8" office:value-type="string">
            <text:p text:style-name="P3">1. <text:span text:style-name="T83">GUI must be running.</text:span></text:p>
            <text:p text:style-name="P70">2. <text:span text:style-name="T83">availability of images in local directories with different extension.</text:span></text:p>
          </table:table-cell>
        </table:table-row>
        <table:table-row>
          <table:covered-table-cell/>
          <table:table-cell table:style-name="Usecase.B2" office:value-type="string">
            <text:p text:style-name="P101">Limitations</text:p>
          </table:table-cell>
          <table:table-cell table:style-name="Usecase.C8" office:value-type="string">
            <text:p text:style-name="P67">Process one image at a time.</text:p>
          </table:table-cell>
        </table:table-row>
        <table:table-row table:style-name="Usecase.9">
          <table:table-cell table:style-name="Usecase.A9" office:value-type="string">
            <text:p text:style-name="P126"/>
          </table:table-cell>
          <table:table-cell table:style-name="Usecase.B2" office:value-type="string">
            <text:p text:style-name="P130"/>
          </table:table-cell>
          <table:table-cell table:style-name="Usecase.C9" office:value-type="string">
            <text:p text:style-name="P131"/>
          </table:table-cell>
        </table:table-row>
        <table:table-row>
          <table:table-cell table:style-name="Usecase.B2" table:number-rows-spanned="8" office:value-type="string">
            <text:p text:style-name="P127">2</text:p>
          </table:table-cell>
          <table:table-cell table:style-name="Usecase.B2" office:value-type="string">
            <text:p text:style-name="P100">Use Case ID</text:p>
          </table:table-cell>
          <table:table-cell table:style-name="Usecase.C10" office:value-type="string">
            <text:p text:style-name="P22"><text:span text:style-name="T81">MM_IP</text:span>_UC_0<text:span text:style-name="T100">2</text:span></text:p>
          </table:table-cell>
        </table:table-row>
        <table:table-row>
          <table:covered-table-cell/>
          <table:table-cell table:style-name="Usecase.B2" office:value-type="string">
            <text:p text:style-name="P100">Use Case Name</text:p>
          </table:table-cell>
          <table:table-cell table:style-name="Usecase.C11" office:value-type="string">
            <text:p text:style-name="P6">GUI</text:p>
          </table:table-cell>
        </table:table-row>
        <table:table-row>
          <table:covered-table-cell/>
          <table:table-cell table:style-name="Usecase.B2" office:value-type="string">
            <text:p text:style-name="P25">Functionality</text:p>
          </table:table-cell>
          <table:table-cell table:style-name="Usecase.C12" office:value-type="string">
            <text:p text:style-name="P29"><text:span text:style-name="T26">c</text:span><text:span text:style-name="T25">amera</text:span></text:p>
          </table:table-cell>
        </table:table-row>
        <table:table-row>
          <table:covered-table-cell/>
          <table:table-cell table:style-name="Usecase.B2" office:value-type="string">
            <text:p text:style-name="P100">Actors</text:p>
          </table:table-cell>
          <table:table-cell table:style-name="Usecase.C13" office:value-type="string">
            <text:p text:style-name="P80"><text:span text:style-name="T62">I</text:span><text:span text:style-name="T63">mage processing </text:span><text:span text:style-name="T65">from captured image through camera.</text:span></text:p>
          </table:table-cell>
        </table:table-row>
        <table:table-row>
          <table:covered-table-cell/>
          <table:table-cell table:style-name="Usecase.B2" office:value-type="string">
            <text:p text:style-name="P100">Description</text:p>
          </table:table-cell>
          <table:table-cell table:style-name="Usecase.C14" office:value-type="string">
            <text:p text:style-name="P3">To check <text:span text:style-name="T82">local images are processing or not.</text:span></text:p>
          </table:table-cell>
        </table:table-row>
        <table:table-row>
          <table:covered-table-cell/>
          <table:table-cell table:style-name="Usecase.B2" office:value-type="string">
            <text:p text:style-name="P100">Trigger</text:p>
          </table:table-cell>
          <table:table-cell table:style-name="Usecase.C15" office:value-type="string">
            <text:p text:style-name="P27"><text:span text:style-name="T27">1. </text:span><text:span text:style-name="T29">Checking for camera connectivity.</text:span></text:p>
            <text:p text:style-name="P27"><text:span text:style-name="T29">2. </text:span><text:span text:style-name="T28">able to access <text:s/>images </text:span><text:span text:style-name="T29">from camera</text:span><text:span text:style-name="T28">.</text:span></text:p>
            <text:p text:style-name="P26"><text:span text:style-name="T29">3</text:span><text:span text:style-name="T27">. </text:span><text:span text:style-name="T29">able to capture the image.</text:span></text:p>
            <text:p text:style-name="P7">4.able to save the captured image.</text:p>
            <text:p text:style-name="P30"><text:span text:style-name="T25">5.</text:span><text:span text:style-name="T30">P</text:span><text:span text:style-name="T25">rocessing the image for different file extension of an image.</text:span></text:p>
          </table:table-cell>
        </table:table-row>
        <table:table-row>
          <table:covered-table-cell/>
          <table:table-cell table:style-name="Usecase.B2" office:value-type="string">
            <text:p text:style-name="P100">Preconditions</text:p>
          </table:table-cell>
          <table:table-cell table:style-name="Usecase.C17" office:value-type="string">
            <text:p text:style-name="P3">1. <text:span text:style-name="T83">GUI must be running.</text:span></text:p>
            <text:p text:style-name="P71">2. <text:span text:style-name="T84">camera must be connected.</text:span></text:p>
          </table:table-cell>
        </table:table-row>
        <table:table-row>
          <table:covered-table-cell/>
          <table:table-cell table:style-name="Usecase.B2" office:value-type="string">
            <text:p text:style-name="P101">Limitations</text:p>
          </table:table-cell>
          <table:table-cell table:style-name="Usecase.C17" office:value-type="string">
            <text:p text:style-name="P68">Process one image at a time.</text:p>
          </table:table-cell>
        </table:table-row>
        <table:table-row table:style-name="Usecase.9">
          <table:table-cell table:style-name="Usecase.A18" office:value-type="string">
            <text:p text:style-name="P126"/>
          </table:table-cell>
          <table:table-cell table:style-name="Usecase.B2" office:value-type="string">
            <text:p text:style-name="P130"/>
          </table:table-cell>
          <table:table-cell table:style-name="Usecase.C18" office:value-type="string">
            <text:p text:style-name="P131"/>
          </table:table-cell>
        </table:table-row>
        <table:table-row>
          <table:table-cell table:style-name="Usecase.B2" table:number-rows-spanned="8" office:value-type="string">
            <text:p text:style-name="P127">3</text:p>
          </table:table-cell>
          <table:table-cell table:style-name="Usecase.B2" office:value-type="string">
            <text:p text:style-name="P100">Use Case ID</text:p>
          </table:table-cell>
          <table:table-cell table:style-name="Usecase.C19" office:value-type="string">
            <text:p text:style-name="P21"><text:span text:style-name="T81">MM_IP</text:span>_UC_0<text:span text:style-name="T85">3</text:span></text:p>
          </table:table-cell>
        </table:table-row>
        <table:table-row>
          <table:covered-table-cell/>
          <table:table-cell table:style-name="Usecase.B2" office:value-type="string">
            <text:p text:style-name="P100">Use Case Name</text:p>
          </table:table-cell>
          <table:table-cell table:style-name="Usecase.C20" office:value-type="string">
            <text:p text:style-name="P6">GUI</text:p>
          </table:table-cell>
        </table:table-row>
        <table:table-row>
          <table:covered-table-cell/>
          <table:table-cell table:style-name="Usecase.B2" office:value-type="string">
            <text:p text:style-name="P25">Functionality</text:p>
          </table:table-cell>
          <table:table-cell table:style-name="Usecase.C21" office:value-type="string">
            <text:p text:style-name="P31"><text:span text:style-name="T26">d</text:span><text:span text:style-name="T25">atabase</text:span></text:p>
          </table:table-cell>
        </table:table-row>
        <table:table-row>
          <table:covered-table-cell/>
          <table:table-cell table:style-name="Usecase.B2" office:value-type="string">
            <text:p text:style-name="P100">Actors</text:p>
          </table:table-cell>
          <table:table-cell table:style-name="Usecase.C22" office:value-type="string">
            <text:p text:style-name="P80"><text:span text:style-name="T62">I</text:span><text:span text:style-name="T63">mage processing </text:span><text:span text:style-name="T66">from database images.</text:span></text:p>
          </table:table-cell>
        </table:table-row>
        <table:table-row>
          <table:covered-table-cell/>
          <table:table-cell table:style-name="Usecase.B2" office:value-type="string">
            <text:p text:style-name="P100">Description</text:p>
          </table:table-cell>
          <table:table-cell table:style-name="Usecase.C23" office:value-type="string">
            <text:p text:style-name="P3">To check <text:span text:style-name="T82">local images are processing or not.</text:span></text:p>
          </table:table-cell>
        </table:table-row>
        <table:table-row>
          <table:covered-table-cell/>
          <table:table-cell table:style-name="Usecase.B2" office:value-type="string">
            <text:p text:style-name="P100">Trigger</text:p>
          </table:table-cell>
          <table:table-cell table:style-name="Usecase.C24" office:value-type="string">
            <text:p text:style-name="P27"><text:span text:style-name="T27">1. </text:span><text:span text:style-name="T29">Checking for </text:span><text:span text:style-name="T31">database </text:span><text:span text:style-name="T29">connectivity.</text:span></text:p>
            <text:p text:style-name="P32"><text:span text:style-name="T29">2. </text:span><text:span text:style-name="T25">checking for database access.</text:span></text:p>
            <text:p text:style-name="P27"><text:span text:style-name="T55">3</text:span><text:span text:style-name="T29">. </text:span><text:span text:style-name="T28">able to access <text:s/>images </text:span><text:span text:style-name="T29">from </text:span><text:span text:style-name="T31">database</text:span><text:span text:style-name="T28">.</text:span></text:p>
            <text:p text:style-name="P27"><text:span text:style-name="T29">4.</text:span><text:span text:style-name="T32">.</text:span><text:span text:style-name="T30">P</text:span><text:span text:style-name="T32">rocessing the image for different file extension of an image.</text:span></text:p>
          </table:table-cell>
        </table:table-row>
        <table:table-row>
          <table:covered-table-cell/>
          <table:table-cell table:style-name="Usecase.B2" office:value-type="string">
            <text:p text:style-name="P100">Preconditions</text:p>
          </table:table-cell>
          <table:table-cell table:style-name="Usecase.C26" office:value-type="string">
            <text:p text:style-name="P3">1. <text:span text:style-name="T83">GUI must be running.</text:span></text:p>
            <text:p text:style-name="P71">2. <text:span text:style-name="T86">Database must be configured. </text:span></text:p>
          </table:table-cell>
        </table:table-row>
        <table:table-row>
          <table:covered-table-cell/>
          <table:table-cell table:style-name="Usecase.B2" office:value-type="string">
            <text:p text:style-name="P101">Limitations</text:p>
          </table:table-cell>
          <table:table-cell table:style-name="Usecase.C26" office:value-type="string">
            <text:p text:style-name="P68">Process one image at a time.</text:p>
          </table:table-cell>
        </table:table-row>
        <table:table-row table:style-name="Usecase.9">
          <table:table-cell table:style-name="Usecase.A27" office:value-type="string">
            <text:p text:style-name="P126"/>
          </table:table-cell>
          <table:table-cell table:style-name="Usecase.B2" office:value-type="string">
            <text:p text:style-name="P100"/>
          </table:table-cell>
          <table:table-cell table:style-name="Usecase.C27" office:value-type="string">
            <text:p text:style-name="P131"/>
          </table:table-cell>
        </table:table-row>
        <table:table-row>
          <table:table-cell table:style-name="Usecase.B2" table:number-rows-spanned="8" office:value-type="string">
            <text:p text:style-name="P127">4</text:p>
          </table:table-cell>
          <table:table-cell table:style-name="Usecase.B2" office:value-type="string">
            <text:p text:style-name="P100">Use Case ID</text:p>
          </table:table-cell>
          <table:table-cell table:style-name="Usecase.C28" office:value-type="string">
            <text:p text:style-name="P20"><text:span text:style-name="T81">MM_IP</text:span>_UC__0<text:span text:style-name="T87">4</text:span></text:p>
          </table:table-cell>
        </table:table-row>
        <table:table-row table:style-name="Usecase.29">
          <table:covered-table-cell/>
          <table:table-cell table:style-name="Usecase.B2" office:value-type="string">
            <text:p text:style-name="P100">Use Case Name</text:p>
          </table:table-cell>
          <table:table-cell table:style-name="Usecase.C29" office:value-type="string">
            <text:p text:style-name="P10">Image Processing</text:p>
          </table:table-cell>
        </table:table-row>
        <table:table-row table:style-name="Usecase.29">
          <table:covered-table-cell/>
          <table:table-cell table:style-name="Usecase.B2" office:value-type="string">
            <text:p text:style-name="P25">Functionality</text:p>
          </table:table-cell>
          <table:table-cell table:style-name="Usecase.C30" office:value-type="string">
            <text:p text:style-name="P34"><text:span text:style-name="T33">Face</text:span><text:span text:style-name="T25"> detection </text:span></text:p>
          </table:table-cell>
        </table:table-row>
        <table:table-row>
          <table:covered-table-cell/>
          <table:table-cell table:style-name="Usecase.B2" office:value-type="string">
            <text:p text:style-name="P100">Actors</text:p>
          </table:table-cell>
          <table:table-cell table:style-name="Usecase.C31" office:value-type="string">
            <text:p text:style-name="P134"><text:span text:style-name="T67">Face </text:span><text:span text:style-name="T62">detection </text:span><text:span text:style-name="T56">in </text:span><text:span text:style-name="T57">Image processing</text:span></text:p>
          </table:table-cell>
        </table:table-row>
        <table:table-row>
          <table:covered-table-cell/>
          <table:table-cell table:style-name="Usecase.B2" office:value-type="string">
            <text:p text:style-name="P100">Description</text:p>
          </table:table-cell>
          <table:table-cell table:style-name="Usecase.C32" office:value-type="string">
            <text:p text:style-name="P3">To check <text:span text:style-name="T88">face detection functionality for a given image.</text:span></text:p>
          </table:table-cell>
        </table:table-row>
        <table:table-row>
          <table:covered-table-cell/>
          <table:table-cell table:style-name="Usecase.B2" office:value-type="string">
            <text:p text:style-name="P100">Trigger</text:p>
          </table:table-cell>
          <table:table-cell table:style-name="Usecase.C33" office:value-type="string">
            <text:p text:style-name="P27"><text:span text:style-name="T27">1. </text:span><text:span text:style-name="T34">check for face detection by giving image </text:span><text:span text:style-name="T36">of single and mulitple faces </text:span><text:span text:style-name="T34">from local directories. </text:span></text:p>
            <text:p text:style-name="P33"><text:span text:style-name="T29">2. </text:span><text:span text:style-name="T34">check for face detection by giving image </text:span><text:span text:style-name="T36">of single and mulitple </text:span><text:soft-page-break/><text:span text:style-name="T36">faces <text:s/></text:span><text:span text:style-name="T34">through camera.</text:span></text:p>
            <text:p text:style-name="P9">3.check for face detection by giving image <text:span text:style-name="T89">of single and mulitple faces <text:s/></text:span>from database. </text:p>
            <text:p text:style-name="P27"><text:span text:style-name="T35">4</text:span><text:span text:style-name="T29">.</text:span><text:span text:style-name="T37">check for pixcels of each face detected image </text:span><text:span text:style-name="T38">when image is taken from local directories</text:span><text:span text:style-name="T37">.</text:span></text:p>
            <text:p text:style-name="P35"><text:span text:style-name="T25">5.</text:span><text:span text:style-name="T29"> </text:span><text:span text:style-name="T25">check for pixcels of each face detected image </text:span><text:span text:style-name="T38">when image is taken through camera</text:span><text:span text:style-name="T25">.</text:span></text:p>
            <text:p text:style-name="P36"><text:span text:style-name="T25">6.</text:span><text:span text:style-name="T37">check for pixcels of each face detected image </text:span><text:span text:style-name="T25">when image is taken from database</text:span><text:span text:style-name="T37">.</text:span></text:p>
            <text:p text:style-name="P37"><text:span text:style-name="T37">7.</text:span><text:span text:style-name="T29"> </text:span><text:span text:style-name="T25">check for face detection in different input of face angles from local directory.</text:span></text:p>
            <text:p text:style-name="P38"><text:span text:style-name="T25">8.check for face detection in different input of face angles </text:span><text:span text:style-name="T39">through camera</text:span><text:span text:style-name="T25">.</text:span></text:p>
            <text:p text:style-name="P39"><text:span text:style-name="T25">9.</text:span><text:span text:style-name="T40">check for face detection in different input of face angles fr</text:span><text:span text:style-name="T25">om data base</text:span></text:p>
            <text:p text:style-name="P41"><text:span text:style-name="T25">10.check for multiple copies generated for </text:span><text:span text:style-name="T41">each </text:span><text:span text:style-name="T25">face detected </text:span><text:span text:style-name="T41">in a </text:span><text:span text:style-name="T25"><text:s/>image</text:span><text:span text:style-name="T42">(single and multiple faces)</text:span><text:span text:style-name="T25"> </text:span><text:span text:style-name="T41">.</text:span></text:p>
            <text:p text:style-name="P11"/>
            <text:p text:style-name="P12"/>
            <text:p text:style-name="P13"/>
          </table:table-cell>
        </table:table-row>
        <table:table-row>
          <table:covered-table-cell/>
          <table:table-cell table:style-name="Usecase.B2" office:value-type="string">
            <text:p text:style-name="P100">Preconditions</text:p>
          </table:table-cell>
          <table:table-cell table:style-name="Usecase.C35" office:value-type="string">
            <text:p text:style-name="P3">1. <text:span text:style-name="T83">GUI must be running.</text:span></text:p>
            <text:p text:style-name="P71">2. <text:span text:style-name="T90">availability of local images (single &amp; multiple faces )with different face angles.</text:span></text:p>
            <text:p text:style-name="P73">3.camera should be able to capture images(single &amp; multiple faces ) in diffeerent face angles.</text:p>
            <text:p text:style-name="P73">4.database with different images (single &amp; multiple faces ) having different face angles.</text:p>
          </table:table-cell>
        </table:table-row>
        <table:table-row>
          <table:covered-table-cell/>
          <table:table-cell table:style-name="Usecase.B2" office:value-type="string">
            <text:p text:style-name="P101">Limitations</text:p>
          </table:table-cell>
          <table:table-cell table:style-name="Usecase.C35" office:value-type="string">
            <text:p text:style-name="P68">Process one image at a time.</text:p>
          </table:table-cell>
        </table:table-row>
        <table:table-row table:style-name="Usecase.9">
          <table:table-cell table:style-name="Usecase.A36" office:value-type="string">
            <text:p text:style-name="P126"/>
          </table:table-cell>
          <table:table-cell table:style-name="Usecase.B2" office:value-type="string">
            <text:p text:style-name="P100"/>
          </table:table-cell>
          <table:table-cell table:style-name="Usecase.C36" office:value-type="string">
            <text:p text:style-name="P131"/>
          </table:table-cell>
        </table:table-row>
        <table:table-row>
          <table:table-cell table:style-name="Usecase.B2" table:number-rows-spanned="8" office:value-type="string">
            <text:p text:style-name="P128"/>
            <text:p text:style-name="P128"/>
            <text:p text:style-name="P128"/>
            <text:p text:style-name="P128"/>
            <text:p text:style-name="P128"><text:soft-page-break/>5</text:p>
          </table:table-cell>
          <table:table-cell table:style-name="Usecase.B2" office:value-type="string">
            <text:p text:style-name="P100">Use Case ID</text:p>
          </table:table-cell>
          <table:table-cell table:style-name="Usecase.C37" office:value-type="string">
            <text:p text:style-name="P19"><text:span text:style-name="T81">MM_IP</text:span>_UC_0<text:span text:style-name="T91">5</text:span></text:p>
          </table:table-cell>
        </table:table-row>
        <table:table-row>
          <table:covered-table-cell/>
          <table:table-cell table:style-name="Usecase.B2" office:value-type="string">
            <text:p text:style-name="P100">Use Case Name</text:p>
          </table:table-cell>
          <table:table-cell table:style-name="Usecase.C38" office:value-type="string">
            <text:p text:style-name="P10">Image Processing</text:p>
          </table:table-cell>
        </table:table-row>
        <table:table-row>
          <table:covered-table-cell/>
          <table:table-cell table:style-name="Usecase.B2" office:value-type="string">
            <text:p text:style-name="P25">Functionality</text:p>
          </table:table-cell>
          <table:table-cell table:style-name="Usecase.C39" office:value-type="string">
            <text:p text:style-name="P40"><text:span text:style-name="T33">D</text:span><text:span text:style-name="T25">ata Trainig</text:span></text:p>
          </table:table-cell>
        </table:table-row>
        <table:table-row>
          <table:covered-table-cell/>
          <table:table-cell table:style-name="Usecase.B2" office:value-type="string">
            <text:p text:style-name="P100">Actors</text:p>
          </table:table-cell>
          <table:table-cell table:style-name="Usecase.C40" office:value-type="string">
            <text:p text:style-name="P134"><text:span text:style-name="T68">D</text:span><text:span text:style-name="T62">a</text:span><text:span text:style-name="T56">ta </text:span><text:span text:style-name="T58">training in i</text:span><text:span text:style-name="T57">mage processing</text:span></text:p>
          </table:table-cell>
        </table:table-row>
        <table:table-row>
          <table:covered-table-cell/>
          <table:table-cell table:style-name="Usecase.B2" office:value-type="string">
            <text:p text:style-name="P100">Description</text:p>
          </table:table-cell>
          <table:table-cell table:style-name="Usecase.C41" office:value-type="string">
            <text:p text:style-name="P3">To check <text:span text:style-name="T92">data trainig functionality by giving images</text:span></text:p>
          </table:table-cell>
        </table:table-row>
        <table:table-row>
          <table:covered-table-cell/>
          <table:table-cell table:style-name="Usecase.B2" office:value-type="string">
            <text:p text:style-name="P100">Trigger</text:p>
          </table:table-cell>
          <table:table-cell table:style-name="Usecase.C42" office:value-type="string">
            <text:p text:style-name="P27"><text:span text:style-name="T27">1. </text:span><text:span text:style-name="T43">check for yml file generation by giving set of face detected images for trainig.</text:span></text:p>
            <text:p text:style-name="P42"><text:span text:style-name="T43">2.</text:span><text:span text:style-name="T27"> </text:span><text:span text:style-name="T43">check for yml file generation by giving set of face detected images</text:span><text:span text:style-name="T25">(includes different faces angles/posters)</text:span><text:span text:style-name="T43"> for trainig.</text:span></text:p>
            <text:p text:style-name="P8"/>
          </table:table-cell>
        </table:table-row>
        <table:table-row>
          <table:covered-table-cell/>
          <table:table-cell table:style-name="Usecase.B2" office:value-type="string">
            <text:p text:style-name="P100">Preconditions</text:p>
          </table:table-cell>
          <table:table-cell table:style-name="Usecase.C44" office:value-type="string">
            <text:p text:style-name="P3">1. <text:span text:style-name="T83">GUI must be running.</text:span></text:p>
            <text:p text:style-name="P71">2. <text:span text:style-name="T90">availability of set of face detected images.</text:span></text:p>
            <text:p text:style-name="P74">3. <text:span text:style-name="T90">availability of set of </text:span>different <text:span text:style-name="T90">face </text:span>angles/posters<text:span text:style-name="T90"> detected images.</text:span></text:p>
          </table:table-cell>
        </table:table-row>
        <table:table-row>
          <table:covered-table-cell/>
          <table:table-cell table:style-name="Usecase.B2" office:value-type="string">
            <text:p text:style-name="P101">Limitations</text:p>
          </table:table-cell>
          <table:table-cell table:style-name="Usecase.C44" office:value-type="string">
            <text:p text:style-name="P68">Process one image at a time.</text:p>
          </table:table-cell>
        </table:table-row>
        <table:table-row table:style-name="Usecase.9">
          <table:table-cell table:style-name="Usecase.A45" office:value-type="string">
            <text:p text:style-name="P126"/>
          </table:table-cell>
          <table:table-cell table:style-name="Usecase.B2" office:value-type="string">
            <text:p text:style-name="P100"/>
          </table:table-cell>
          <table:table-cell table:style-name="Usecase.C45" office:value-type="string">
            <text:p text:style-name="P130"/>
          </table:table-cell>
        </table:table-row>
        <table:table-row table:style-name="Usecase.9">
          <table:table-cell table:style-name="Usecase.A46" office:value-type="string">
            <text:p text:style-name="P126"/>
          </table:table-cell>
          <table:table-cell table:style-name="Usecase.B2" office:value-type="string">
            <text:p text:style-name="P100"/>
          </table:table-cell>
          <table:table-cell table:style-name="Usecase.C46" office:value-type="string">
            <text:p text:style-name="P131"/>
          </table:table-cell>
        </table:table-row>
        <table:table-row>
          <table:table-cell table:style-name="Usecase.B2" table:number-rows-spanned="8" office:value-type="string">
            <text:p text:style-name="P137"/>
            <text:p text:style-name="P137"/>
            <text:p text:style-name="P137"/>
            <text:p text:style-name="P137">6</text:p>
          </table:table-cell>
          <table:table-cell table:style-name="Usecase.B2" office:value-type="string">
            <text:p text:style-name="P100">Use Case ID</text:p>
          </table:table-cell>
          <table:table-cell table:style-name="Usecase.C47" office:value-type="string">
            <text:p text:style-name="P17"><text:span text:style-name="T81">MM_IP</text:span>_UC_0<text:span text:style-name="T101">6</text:span></text:p>
          </table:table-cell>
        </table:table-row>
        <table:table-row>
          <table:covered-table-cell/>
          <table:table-cell table:style-name="Usecase.B2" office:value-type="string">
            <text:p text:style-name="P100">Use Case Name</text:p>
          </table:table-cell>
          <table:table-cell table:style-name="Usecase.C48" office:value-type="string">
            <text:p text:style-name="P10">Image Processing</text:p>
          </table:table-cell>
        </table:table-row>
        <table:table-row>
          <table:covered-table-cell/>
          <table:table-cell table:style-name="Usecase.B2" office:value-type="string">
            <text:p text:style-name="P25">Functionality</text:p>
          </table:table-cell>
          <table:table-cell table:style-name="Usecase.C49" office:value-type="string">
            <text:p text:style-name="P40"><text:span text:style-name="T45">Face </text:span><text:span text:style-name="T44">Recognition</text:span></text:p>
          </table:table-cell>
        </table:table-row>
        <table:table-row>
          <table:covered-table-cell/>
          <table:table-cell table:style-name="Usecase.B2" office:value-type="string">
            <text:p text:style-name="P100">Actors</text:p>
          </table:table-cell>
          <table:table-cell table:style-name="Usecase.C50" office:value-type="string">
            <text:p text:style-name="P135"><text:span text:style-name="T61">Face </text:span><text:span text:style-name="T59">Recognition </text:span><text:span text:style-name="T58">in i</text:span><text:span text:style-name="T57">mage processing</text:span></text:p>
          </table:table-cell>
        </table:table-row>
        <table:table-row>
          <table:covered-table-cell/>
          <table:table-cell table:style-name="Usecase.B2" office:value-type="string">
            <text:p text:style-name="P100">Description</text:p>
          </table:table-cell>
          <table:table-cell table:style-name="Usecase.C51" office:value-type="string">
            <text:p text:style-name="P4">To check <text:span text:style-name="T93">face recognition functionality in Image processing.</text:span></text:p>
          </table:table-cell>
        </table:table-row>
        <table:table-row>
          <table:covered-table-cell/>
          <table:table-cell table:style-name="Usecase.B2" office:value-type="string">
            <text:p text:style-name="P100">Trigger</text:p>
          </table:table-cell>
          <table:table-cell table:style-name="Usecase.C52" office:value-type="string">
            <text:p text:style-name="P27"><text:span text:style-name="T27">1. </text:span><text:span text:style-name="T46">check for face match by giving image</text:span><text:span text:style-name="T47">(single and multiple faces)</text:span><text:span text:style-name="T46"> from local directory to face recognition functionality </text:span><text:span text:style-name="T50">and if face is not recognized collect the Meta data and store it</text:span><text:span text:style-name="T46">.</text:span></text:p>
            <text:p text:style-name="P45"><text:span text:style-name="T43">2.</text:span><text:span text:style-name="T27"> </text:span><text:span text:style-name="T46">check for face match by giving image</text:span><text:span text:style-name="T47">(single and multiple faces)</text:span><text:span text:style-name="T46"> through camera to face recognition functionality </text:span><text:span text:style-name="T50">and if face is not recognized collect the Meta data and store it</text:span><text:span text:style-name="T46">.</text:span></text:p>
            <text:p text:style-name="P49"><text:span text:style-name="T25">3.check for face match by giving image</text:span><text:span text:style-name="T47">(single and multiple faces)</text:span><text:span text:style-name="T25"> from database to face recognition functionality </text:span><text:span text:style-name="T50">and if face is not recognized collect the Meta data and store it</text:span><text:span text:style-name="T25">.</text:span></text:p>
            <text:p text:style-name="P52"><text:span text:style-name="T25">4.</text:span><text:span text:style-name="T46">check for face match by giving image</text:span><text:span text:style-name="T47"> </text:span><text:span text:style-name="T49">in different face posters</text:span><text:span text:style-name="T46"> from local directory to face recognition functionality </text:span><text:span text:style-name="T50">and if face is not recognized collect the Meta data and store it</text:span><text:span text:style-name="T46">.</text:span></text:p>
            <text:p text:style-name="P46"><text:span text:style-name="T48">5</text:span><text:span text:style-name="T43">.</text:span><text:span text:style-name="T27"> </text:span><text:span text:style-name="T46">check for face match by giving image</text:span><text:span text:style-name="T47"> </text:span><text:span text:style-name="T49">in different face posters</text:span><text:span text:style-name="T46"> through camera to face recognition functionality </text:span><text:span text:style-name="T50">and if face is not recognized collect the Meta data and store it</text:span><text:span text:style-name="T46">.</text:span></text:p>
            <text:p text:style-name="P50"><text:span text:style-name="T48">6</text:span><text:span text:style-name="T25">.check for face match by giving image </text:span><text:span text:style-name="T49">in different face posters</text:span><text:span text:style-name="T25"> from database to face recognition functionality </text:span><text:span text:style-name="T50">and if face is not recognized collect the Meta data and store it</text:span><text:span text:style-name="T25">.</text:span></text:p>
            <text:p text:style-name="P14"><text:soft-page-break/></text:p>
            <text:p text:style-name="P8"/>
          </table:table-cell>
        </table:table-row>
        <table:table-row>
          <table:covered-table-cell/>
          <table:table-cell table:style-name="Usecase.B2" office:value-type="string">
            <text:p text:style-name="P100">Preconditions</text:p>
          </table:table-cell>
          <table:table-cell table:style-name="Usecase.C54" office:value-type="string">
            <text:p text:style-name="P3">1. <text:span text:style-name="T83">GUI must be running.</text:span></text:p>
            <text:p text:style-name="P72">2. <text:span text:style-name="T90">availability yml file generated from set of face detected images trained..</text:span></text:p>
            <text:p text:style-name="P75"/>
            <text:p text:style-name="P75">3. <text:span text:style-name="T90">availability yml file generated from <text:s/>set of </text:span>different <text:span text:style-name="T90">face </text:span>angles/posters<text:span text:style-name="T90"> <text:s/>images trained.</text:span></text:p>
          </table:table-cell>
        </table:table-row>
        <table:table-row>
          <table:covered-table-cell/>
          <table:table-cell table:style-name="Usecase.B2" office:value-type="string">
            <text:p text:style-name="P101">Limitations</text:p>
          </table:table-cell>
          <table:table-cell table:style-name="Usecase.C54" office:value-type="string">
            <text:p text:style-name="P69">Process one image at a time.</text:p>
          </table:table-cell>
        </table:table-row>
        <table:table-row table:style-name="Usecase.9">
          <table:table-cell table:style-name="Usecase.B2" office:value-type="string">
            <text:p text:style-name="P126"/>
          </table:table-cell>
          <table:table-cell table:style-name="Usecase.B2" office:value-type="string">
            <text:p text:style-name="P100"/>
          </table:table-cell>
          <table:table-cell table:style-name="Usecase.C55" office:value-type="string">
            <text:p text:style-name="P26"/>
          </table:table-cell>
        </table:table-row>
        <table:table-row>
          <table:table-cell table:style-name="Usecase.B2" table:number-rows-spanned="8" office:value-type="string">
            <text:p text:style-name="P138">7</text:p>
          </table:table-cell>
          <table:table-cell table:style-name="Usecase.B2" office:value-type="string">
            <text:p text:style-name="P100">Use Case ID</text:p>
          </table:table-cell>
          <table:table-cell table:style-name="Usecase.C56" office:value-type="string">
            <text:p text:style-name="P16"><text:span text:style-name="T81">MM_IP</text:span>_UC_0<text:span text:style-name="T102">7</text:span></text:p>
          </table:table-cell>
        </table:table-row>
        <table:table-row>
          <table:covered-table-cell/>
          <table:table-cell table:style-name="Usecase.B2" office:value-type="string">
            <text:p text:style-name="P100">Use Case Name</text:p>
          </table:table-cell>
          <table:table-cell table:style-name="Usecase.C57" office:value-type="string">
            <text:p text:style-name="P24">GUI</text:p>
          </table:table-cell>
        </table:table-row>
        <table:table-row>
          <table:covered-table-cell/>
          <table:table-cell table:style-name="Usecase.B2" office:value-type="string">
            <text:p text:style-name="P25">Functionality</text:p>
          </table:table-cell>
          <table:table-cell table:style-name="Usecase.C58" office:value-type="string">
            <text:p text:style-name="P53"><text:span text:style-name="T45">T</text:span><text:span text:style-name="T25">erminating GUI</text:span><text:span text:style-name="T54">MM_ImageProcessing</text:span><text:span text:style-name="T53">_AS_UC_0</text:span><text:span text:style-name="T25">8</text:span></text:p>
          </table:table-cell>
        </table:table-row>
        <table:table-row>
          <table:covered-table-cell/>
          <table:table-cell table:style-name="Usecase.B2" office:value-type="string">
            <text:p text:style-name="P100">Actors</text:p>
          </table:table-cell>
          <table:table-cell table:style-name="Usecase.C59" office:value-type="string">
            <text:p text:style-name="P136"><text:span text:style-name="T61">T</text:span><text:span text:style-name="T60">erminate GUI in different cases</text:span></text:p>
          </table:table-cell>
        </table:table-row>
        <table:table-row>
          <table:covered-table-cell/>
          <table:table-cell table:style-name="Usecase.B2" office:value-type="string">
            <text:p text:style-name="P100">Description</text:p>
          </table:table-cell>
          <table:table-cell table:style-name="Usecase.C60" office:value-type="string">
            <text:p text:style-name="P4">To check <text:span text:style-name="T94">termination of GUI in different cases.</text:span></text:p>
          </table:table-cell>
        </table:table-row>
        <table:table-row>
          <table:covered-table-cell/>
          <table:table-cell table:style-name="Usecase.B2" office:value-type="string">
            <text:p text:style-name="P100">Trigger</text:p>
          </table:table-cell>
          <table:table-cell table:style-name="Usecase.C61" office:value-type="string">
            <text:p text:style-name="P27"><text:span text:style-name="T27">1. </text:span><text:span text:style-name="T51">check for GUI termination after opening the GUI.</text:span></text:p>
            <text:p text:style-name="P141">2.check for GUI termination after Image Processing where image is taken from local directories.</text:p>
            <text:p text:style-name="P141">3.check for GUI termination after Image Processing where image is taken through Camera.</text:p>
            <text:p text:style-name="P54"><text:span text:style-name="T25">4.</text:span><text:span text:style-name="T52">check for GUI termination after Image Processing where <text:s/>image is taken from database.</text:span></text:p>
            <text:p text:style-name="P14"/>
            <text:p text:style-name="P8"/>
          </table:table-cell>
        </table:table-row>
        <table:table-row>
          <table:covered-table-cell/>
          <table:table-cell table:style-name="Usecase.B2" office:value-type="string">
            <text:p text:style-name="P100">Preconditions</text:p>
          </table:table-cell>
          <table:table-cell table:style-name="Usecase.C63" office:value-type="string">
            <text:p text:style-name="P3">1. <text:span text:style-name="T83">GUI must be running.</text:span></text:p>
            <text:p text:style-name="P72">2. <text:span text:style-name="T95">availaiblity of images for Image processing in both local directories and database.</text:span></text:p>
            <text:p text:style-name="P76">3.Interface face of camera for caputring image and process it.</text:p>
          </table:table-cell>
        </table:table-row>
        <table:table-row>
          <table:covered-table-cell/>
          <table:table-cell table:style-name="Usecase.B2" office:value-type="string">
            <text:p text:style-name="P101">Limitations</text:p>
          </table:table-cell>
          <table:table-cell table:style-name="Usecase.C63" office:value-type="string">
            <text:p text:style-name="P68">Process one image at a time.</text:p>
          </table:table-cell>
        </table:table-row>
        <table:table-row table:style-name="Usecase.9">
          <table:table-cell table:style-name="Usecase.B2" office:value-type="string">
            <text:p text:style-name="P126"/>
          </table:table-cell>
          <table:table-cell table:style-name="Usecase.B2" office:value-type="string">
            <text:p text:style-name="P100"/>
          </table:table-cell>
          <table:table-cell table:style-name="Usecase.C64" office:value-type="string">
            <text:p text:style-name="P55"/>
          </table:table-cell>
        </table:table-row>
      </table:table>
      <text:p text:style-name="P148"><text:soft-page-break/></text:p>
      <text:p text:style-name="P121">3. Abbreviation</text:p>
      <text:p text:style-name="P121"/>
      <table:table table:name="Table3" table:style-name="Table3">
        <table:table-column table:style-name="Table3.A"/>
        <table:table-column table:style-name="Table3.B"/>
        <table:table-header-rows>
          <table:table-row table:style-name="Table3.1">
            <table:table-cell table:style-name="Table3.A1" office:value-type="string">
              <text:p text:style-name="P58">Term</text:p>
            </table:table-cell>
            <table:table-cell table:style-name="Table3.A1" office:value-type="string">
              <text:p text:style-name="P132">Definition</text:p>
            </table:table-cell>
          </table:table-row>
        </table:table-header-rows>
        <table:table-row table:style-name="Table3.2">
          <table:table-cell table:style-name="Table3.A2" office:value-type="string">
            <text:p text:style-name="P15"><text:span text:style-name="T81">MM_IP</text:span>_UC_0<text:span text:style-name="T96">1</text:span></text:p>
          </table:table-cell>
          <table:table-cell table:style-name="Table3.A2" office:value-type="string">
            <text:p text:style-name="P77">Mulitmedia Iamge Processing Use Case</text:p>
          </table:table-cell>
        </table:table-row>
        <table:table-row table:style-name="Table3.2">
          <table:table-cell table:style-name="Table3.A2" office:value-type="string">
            <text:p text:style-name="P140">Gerrit</text:p>
          </table:table-cell>
          <table:table-cell table:style-name="Table3.A2" office:value-type="string">
            <text:p text:style-name="P145">Code review tool</text:p>
          </table:table-cell>
        </table:table-row>
        <table:table-row table:style-name="Table3.4">
          <table:table-cell table:style-name="Table3.A4" office:value-type="string">
            <text:p text:style-name="P56">GIT</text:p>
          </table:table-cell>
          <table:table-cell table:style-name="Table3.B4" office:value-type="string">
            <text:p text:style-name="P64"><text:span text:style-name="T7">D</text:span><text:span text:style-name="T6">istributed </text:span><text:span text:style-name="T7">V</text:span><text:span text:style-name="T6">ersion </text:span><text:span text:style-name="T7">C</text:span><text:span text:style-name="T6">ontrol </text:span><text:span text:style-name="T7">S</text:span><text:span text:style-name="T6">ystem </text:span></text:p>
          </table:table-cell>
        </table:table-row>
        <table:table-row table:style-name="Table3.5">
          <table:table-cell table:style-name="Table3.A4" office:value-type="string">
            <text:p text:style-name="P56">Jenkins</text:p>
          </table:table-cell>
          <table:table-cell table:style-name="Table3.B4" office:value-type="string">
            <text:p text:style-name="P56">Build and Integration Tool</text:p>
          </table:table-cell>
        </table:table-row>
        <table:table-row table:style-name="Table3.5">
          <table:table-cell table:style-name="Table3.A4" office:value-type="string">
            <text:p text:style-name="P57">Raspberry Pi</text:p>
          </table:table-cell>
          <table:table-cell table:style-name="Table3.B4" office:value-type="string">
            <text:p text:style-name="P57">Development board </text:p>
          </table: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2" svg:font-family="FreeSans" style:font-family-generic="swiss"/>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Univers" svg:font-family="Univer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paragraph-properties fo:orphans="2" fo:widows="2" fo:hyphenation-ladder-count="no-limit" style:text-autospace="ideograph-alpha" style:punctuation-wrap="hanging" style:line-break="strict" style:vertical-align="baseline" style:writing-mode="lr-tb"/>
      <style:text-properties style:use-window-font-color="true" style:font-name="Calibri" fo:font-family="Calibri" style:font-family-generic="swiss" style:font-pitch="variable" fo:font-size="12pt" fo:language="en" fo:country="US" style:letter-kerning="true" style:font-name-asian="Arial" style:font-family-asian="Arial" style:font-family-generic-asian="swiss" style:font-pitch-asian="variable" style:font-size-asian="12pt" style:language-asian="zh" style:country-asian="CN"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Title" style:family="paragraph" style:parent-style-name="Standard_20__28_user_29_" style:next-style-name="Subtitle" style:class="chapter">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No" style:family="paragraph" style:parent-style-name="Standard_20__28_user_29_" style:next-style-name="Standard_20__28_user_29_">
      <style:paragraph-properties fo:text-align="center" style:justify-single-word="false"/>
      <style:text-properties style:font-size-complex="10pt"/>
    </style:style>
    <style:style style:name="Version" style:family="paragraph" style:parent-style-name="DocNo"/>
    <style:style style:name="DocDate" style:family="paragraph" style:parent-style-name="Standard_20__28_user_29_" style:next-style-name="Standard_20__28_user_29_">
      <style:paragraph-properties fo:text-align="center" style:justify-single-word="false"/>
      <style:text-properties style:font-size-complex="10pt"/>
    </style:style>
    <style:style style:name="SubHeading" style:family="paragraph" style:parent-style-name="Standard_20__28_user_29_">
      <style:paragraph-properties fo:margin-left="0.559cm" fo:margin-right="0cm" fo:margin-top="0.635cm" fo:margin-bottom="0cm" loext:contextual-spacing="false" fo:text-align="center" style:justify-single-word="false" fo:text-indent="-0.559cm" style:auto-text-indent="false"/>
      <style:text-properties style:font-name="Arial" fo:font-family="Arial" style:font-family-generic="swiss" style:font-pitch="variable" style:text-underline-style="solid" style:text-underline-width="auto" style:text-underline-color="font-colo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style>
    <style:style style:name="Cell" style:family="paragraph" style:parent-style-name="Text_20_body">
      <style:paragraph-properties fo:margin-top="0.106cm" fo:margin-bottom="0.106cm" loext:contextual-spacing="false"/>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_20__28_user_29_" style:next-style-name="Standard_20__28_user_29_"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20pt" style:letter-kerning="true" style:font-name-asian="Calibri Light" style:font-family-asian="'Calibri Light'" style:font-family-generic-asian="swiss" style:font-pitch-asian="variable" style:font-size-asian="20pt" style:font-name-complex="Arial" style:font-family-complex="Arial" style:font-family-generic-complex="swiss" style:font-pitch-complex="variable" style:font-size-complex="16pt" style:font-weight-complex="bold"/>
    </style:style>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alibri1" fo:font-family="Calibri" style:font-family-generic="roman" style:font-pitch="variable"/>
    </style:style>
    <style:style style:name="Header" style:family="paragraph" style:parent-style-name="Standard" style:class="extra"/>
    <style:style style:name="annotation_20_text" style:display-name="annotation text" style:family="paragraph" style:parent-style-name="Standard" style:default-outline-level="">
      <style:text-properties style:font-name="Univers" fo:font-family="Univers" style:font-family-generic="roman" style:font-pitch="variable" fo:font-size="10pt" style:font-size-asian="10pt" style:font-size-complex="10pt"/>
    </style:style>
    <style:style style:name="Cover_20_Title" style:display-name="Cover Title" style:family="paragraph" style:parent-style-name="Standard" style:default-outline-level="">
      <style:paragraph-properties fo:margin-top="0.212cm" fo:margin-bottom="0cm" loext:contextual-spacing="false" fo:text-align="center" style:justify-single-word="false" fo:keep-together="always" fo:keep-with-next="always"/>
      <style:text-properties style:font-name="Arial1" fo:font-family="Arial" style:font-family-generic="roman" style:font-pitch="variable" fo:font-size="18pt" fo:letter-spacing="0.106cm" fo:language="en" fo:country="GB" fo:font-weight="bold"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97" style:display-name="ListLabel 297" style:family="text">
      <style:text-properties style:font-name="FreeSans" fo:font-family="FreeSans" style:font-family-generic="roman" style:font-pitch="variable"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9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29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3" text:style-name="ListLabel_20_29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4" text:style-name="ListLabel_20_30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30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6" text:style-name="ListLabel_20_30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7" text:style-name="ListLabel_20_30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8" text:style-name="ListLabel_20_304"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bullet text:level="9" text:style-name="ListLabel_20_30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587cm" fo:text-align="end" style:justify-single-word="false" fo:text-indent="0cm" style:auto-text-indent="false" fo:padding-left="0cm" fo:padding-right="0cm" fo:padding-top="0cm" fo:padding-bottom="0.035cm" fo:border-left="none" fo:border-right="none" fo:border-top="none" fo:border-bottom="0.51pt solid #00000a"/>
      <style:text-properties style:font-name="Times new roman" fo:font-size="12pt" fo:font-style="normal" style:text-underline-style="none" fo:font-weight="normal" officeooo:paragraph-rsid="002a3c69" style:font-name-asian="Cambria" style:font-size-asian="12pt" style:font-style-asian="normal" style:font-weight-asian="normal" style:font-name-complex="Calibri2" style:font-size-complex="12pt" style:font-style-complex="normal" style:font-weight-complex="normal"/>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51pt solid #00000a"/>
      <style:text-properties style:font-name="Times new roman" fo:font-weight="normal" officeooo:paragraph-rsid="002a3c69" style:font-weight-asian="normal" style:font-weight-complex="normal"/>
    </style:style>
    <style:style style:name="MT1" style:family="text">
      <style:text-properties style:font-name="Calibri1" fo:font-size="11pt" style:font-size-asian="11pt" style:font-size-complex="11pt"/>
    </style:style>
    <style:style style:name="MT2" style:family="text">
      <style:text-properties style:font-name="Times new roman"/>
    </style:style>
    <style:style style:name="MT3" style:family="text">
      <style:text-properties style:font-name="Times new roman" style:font-weight-complex="bold"/>
    </style:style>
    <style:style style:name="MT4" style:family="text">
      <style:text-properties fo:color="#000000" fo:font-size="11pt" style:text-underline-style="none" officeooo:rsid="002a3c69" fo:background-color="#ffffff" loext:char-shading-value="0" style:font-size-asian="11pt" style:font-name-complex="Calibri2" style:font-size-complex="11pt"/>
    </style:style>
    <style:style style:name="MT5" style:family="text">
      <style:text-properties fo:color="#000000" fo:font-size="11pt" style:text-underline-style="none" officeooo:rsid="002b9d84" fo:background-color="#ffffff" loext:char-shading-value="0" style:font-size-asian="11pt" style:font-name-complex="Calibri2" style:font-size-complex="11pt"/>
    </style:style>
    <style:style style:name="MT6" style:family="text">
      <style:text-properties fo:text-transform="uppercase" fo:color="#000000" fo:font-size="11pt" style:text-underline-style="none" officeooo:rsid="002a3c69" fo:background-color="#ffffff" loext:char-shading-value="0" style:font-size-asian="11pt" style:font-name-complex="Calibri2" style:font-size-complex="11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Picture 1" text:anchor-type="as-char" svg:width="5.08cm" svg:height="1.016cm" draw:z-index="8"><draw:image xlink:href="Pictures/10000000000000C00000002992B92E90F5C82D2A.png" xlink:type="simple" xlink:show="embed" xlink:actuate="onLoad"/></draw:frame> <text:s text:c="55"/><text:span text:style-name="MT1"><text:s/><text:tab/></text:span><text:span text:style-name="MT2"><text:tab/> <text:s text:c="4"/></text:span><text:span text:style-name="MT3">Use case Specification</text:span><text:span text:style-name="MT2"> v 1.0</text:span></text:p>
      </style:header>
      <style:footer>
        <text:p text:style-name="MP2"><text:span text:style-name="MT4">Votary Softech Solutions Pvt. Ltd.| Copyright ©201</text:span><text:span text:style-name="MT5">7</text:span><text:span text:style-name="MT4">| </text:span><text:span text:style-name="MT6">Confidential <text:s text:c="36"/></text:span><text:span text:style-name="MT4">Page </text:span><text:span text:style-name="MT4"><text:page-number text:select-page="current">9</text:page-number></text:span><text:span text:style-name="MT4"> of </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1:49:45.444050708</meta:creation-date>
    <dc:date>2017-11-14T11:58:41.710981129</dc:date>
    <meta:editing-duration>PT5H50M18S</meta:editing-duration>
    <meta:editing-cycles>137</meta:editing-cycles>
    <meta:generator>LibreOffice/5.1.6.2$Linux_X86_64 LibreOffice_project/10m0$Build-2</meta:generator>
    <meta:document-statistic meta:table-count="4" meta:image-count="1" meta:object-count="0" meta:page-count="9" meta:paragraph-count="211" meta:word-count="1178" meta:character-count="7741" meta:non-whitespace-character-count="6613"/>
  </office:meta>
</office:document-meta>
</file>